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193" svg:stroke-width="0.04167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style:vertical-pos="middl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draw:fill="none" draw:stroke="solid" svg:stroke-width="0.0625in" svg:stroke-color="#c00000" draw:marker-start="a1195" draw:marker-end="a1196" svg:stroke-opacity="100%" draw:stroke-linejoin="miter" svg:stroke-linecap="butt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draw:fill="none" draw:stroke="solid" svg:stroke-width="0.01389in" svg:stroke-color="#000000" svg:stroke-opacity="100%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style:vertical-pos="middl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7" style:parent-style-name="Graphics">
      <style:graphic-properties draw:fill="none" draw:stroke="non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2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draw:fill="none" draw:stroke="solid" svg:stroke-width="0.00694in" svg:stroke-color="#0d0d0d" draw:marker-end="a912" svg:stroke-opacity="100%" draw:stroke-linejoin="miter" svg:stroke-linecap="butt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5">
      <style:graphic-properties draw:fill="none" draw:stroke="solid" svg:stroke-width="0.00694in" svg:stroke-color="#000000" draw:marker-end="a914" svg:stroke-opacity="100%" draw:stroke-linejoin="miter" svg:stroke-linecap="butt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918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 style:parent-style-name="Graphics">
      <style:graphic-properties draw:fill="none" fo:clip="rect(0in, 0in, 0in, 0in)" draw:stroke="none"/>
    </style:style>
    <style:style style:family="graphic" style:name="a1209" style:parent-style-name="Graphics">
      <style:graphic-properties draw:fill="none" fo:clip="rect(0in, 0in, 0in, 0in)" draw:stroke="non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8" style:parent-style-name="Graphics">
      <style:graphic-properties draw:fill="none" fo:clip="rect(0in, 0in, 0in, 0in)" draw:stroke="non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6" style:parent-style-name="Graphics">
      <style:graphic-properties draw:fill="none" draw:stroke="none"/>
    </style:style>
    <style:style style:family="graphic" style:name="a697">
      <style:graphic-properties style:vertical-pos="middl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 style:parent-style-name="Graphics">
      <style:graphic-properties draw:fill="none" fo:clip="rect(0in, 0in, 0in, 0in)" draw:stroke="none"/>
    </style:style>
    <style:style style:family="graphic" style:name="a921">
      <style:graphic-properties draw:fill="none" draw:stroke="solid" svg:stroke-width="0.00694in" svg:stroke-color="#000000" draw:marker-end="a920" svg:stroke-opacity="100%" draw:stroke-linejoin="miter" svg:stroke-linecap="butt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draw:fill="none" draw:stroke="solid" svg:stroke-width="0.00694in" svg:stroke-color="#000000" draw:marker-end="a922" svg:stroke-opacity="100%" draw:stroke-linejoin="miter" svg:stroke-linecap="butt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8333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1">
      <style:graphic-properties style:vertical-pos="middl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5">
      <style:graphic-properties style:vertical-pos="middl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0">
      <style:graphic-properties style:vertical-pos="middl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671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style:vertical-pos="middl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 style:parent-style-name="Graphics">
      <style:graphic-properties draw:fill="none" fo:clip="rect(0in, 0in, 0in, 0in)" draw:stroke="non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draw:fill="none" draw:stroke="solid" svg:stroke-width="0.0625in" svg:stroke-color="#ed7d31" draw:marker-start="a937" draw:marker-end="a938" svg:stroke-opacity="100%" draw:stroke-linejoin="miter" svg:stroke-linecap="butt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8" style:parent-style-name="Graphics">
      <style:graphic-properties draw:fill="none" fo:clip="rect(0in, 0in, 0in, 0in)" draw:stroke="non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1">
      <style:graphic-properties draw:fill="none" draw:stroke="solid" svg:stroke-width="0.04167in" svg:stroke-color="#843c0c" draw:marker-end="a1000" svg:stroke-opacity="100%" draw:stroke-linejoin="miter" svg:stroke-linecap="but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draw:fill="none" draw:stroke="dash" draw:stroke-dash="a1002" svg:stroke-width="0.00694in" svg:stroke-color="#843c0c" svg:stroke-opacity="100%" draw:stroke-linejoin="miter" svg:stroke-linecap="butt"/>
    </style:style>
    <style:style style:family="graphic" style:name="a7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4">
      <style:graphic-properties style:vertical-pos="middl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8">
      <style:graphic-properties style:vertical-pos="middl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4167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8">
      <style:graphic-properties style:vertical-pos="middle"/>
    </style:style>
    <style:style style:family="graphic" style:name="a943">
      <style:graphic-properties draw:fill="none" draw:stroke="dash" draw:stroke-dash="a940" svg:stroke-width="0.0625in" svg:stroke-color="#8faadc" draw:marker-start="a941" draw:marker-end="a942" svg:stroke-opacity="100%" draw:stroke-linejoin="miter" svg:stroke-linecap="butt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>
      <style:graphic-properties style:vertical-pos="middl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draw:fill="none" draw:stroke="dash" draw:stroke-dash="a944" svg:stroke-width="0.0625in" svg:stroke-color="#8faadc" draw:marker-start="a945" draw:marker-end="a946" svg:stroke-opacity="100%" draw:stroke-linejoin="miter" svg:stroke-linecap="butt"/>
    </style:style>
    <style:style style:family="graphic" style:name="a1237" style:parent-style-name="Graphics">
      <style:graphic-properties draw:fill="none" fo:clip="rect(0in, 0in, 0in, 0in)" draw:stroke="none"/>
    </style:style>
    <style:style style:family="graphic" style:name="a146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8" style:parent-style-name="Graphics">
      <style:graphic-properties draw:fill="none" fo:clip="rect(0in, 0in, 0in, 0in)" draw:stroke="non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draw:fill="none" draw:stroke="dash" draw:stroke-dash="a948" svg:stroke-width="0.00694in" svg:stroke-color="#000000" svg:stroke-opacity="100%" draw:stroke-linejoin="miter" svg:stroke-linecap="butt"/>
    </style:style>
    <style:style style:family="graphic" style:name="a1239" style:parent-style-name="Graphics">
      <style:graphic-properties draw:fill="none" fo:clip="rect(0in, 0in, 0in, 0in)" draw:stroke="non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2">
      <style:graphic-properties style:vertical-pos="middle"/>
    </style:style>
    <style:style style:family="graphic" style:name="a1012">
      <style:graphic-properties style:vertical-pos="middl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6">
      <style:graphic-properties style:vertical-pos="middle"/>
    </style:style>
    <style:style style:family="graphic" style:name="a1016">
      <style:graphic-properties style:vertical-pos="middle"/>
    </style:style>
    <style:style style:family="graphic" style:name="a951">
      <style:graphic-properties draw:fill="none" draw:stroke="dash" draw:stroke-dash="a950" svg:stroke-width="0.00694in" svg:stroke-color="#000000" svg:stroke-opacity="100%" draw:stroke-linejoin="miter" svg:stroke-linecap="but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draw:fill="none" draw:stroke="solid" svg:stroke-width="0.0625in" svg:stroke-color="#843c0c" draw:marker-end="a952" svg:stroke-opacity="100%" draw:stroke-linejoin="miter" svg:stroke-linecap="butt"/>
    </style:style>
    <style:style style:family="graphic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2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8333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draw:fill="none" draw:stroke="dash" draw:stroke-dash="a954" svg:stroke-width="0.00694in" svg:stroke-color="#843c0c" svg:stroke-opacity="100%" draw:stroke-linejoin="miter" svg:stroke-linecap="butt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style:vertical-pos="middle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49">
      <style:graphic-properties style:vertical-pos="middle"/>
    </style:style>
    <style:style style:family="graphic" style:name="a14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8" style:parent-style-name="Graphics">
      <style:graphic-properties draw:fill="none" draw:stroke="non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style:vertical-pos="middl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style:vertical-pos="middl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style:vertical-pos="middl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4">
      <style:graphic-properties style:vertical-pos="middle"/>
    </style:style>
    <style:style style:family="graphic" style:name="a1253">
      <style:graphic-properties style:vertical-pos="middl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8">
      <style:graphic-properties style:vertical-pos="middle"/>
    </style:style>
    <style:style style:family="graphic" style:name="a14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57" style:parent-style-name="Graphics">
      <style:graphic-properties draw:fill="none" fo:clip="rect(0in, 0in, 0in, 0in)" draw:stroke="non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8">
      <style:graphic-properties style:vertical-pos="middl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none" draw:stroke="solid" svg:stroke-width="0.04167in" svg:stroke-color="#ed7d31" draw:marker-start="a1029" draw:marker-end="a1030" svg:stroke-opacity="100%" draw:stroke-linejoin="miter" svg:stroke-linecap="butt"/>
    </style:style>
    <style:style style:family="graphic" style:name="a1032">
      <style:graphic-properties style:vertical-pos="middl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4167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6">
      <style:graphic-properties style:vertical-pos="middl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style:vertical-pos="middl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5">
      <style:graphic-properties style:vertical-pos="middl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67" style:parent-style-name="Graphics">
      <style:graphic-properties draw:fill="none" fo:clip="rect(1.03141in, 1.85093in, 0.6807in, 0in)" draw:stroke="none"/>
    </style:style>
    <style:style style:family="graphic" style:name="a979">
      <style:graphic-properties style:vertical-pos="middle"/>
    </style:style>
    <style:style style:family="graphic" style:name="a1492">
      <style:graphic-properties style:vertical-pos="middl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96">
      <style:graphic-properties style:vertical-pos="middl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1">
      <style:graphic-properties style:vertical-pos="middl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671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9">
      <style:graphic-properties draw:fill="none" draw:stroke="dash" draw:stroke-dash="a1278" svg:stroke-width="0.0625in" svg:stroke-color="#ed7d31" svg:stroke-opacity="100%" draw:stroke-linejoin="miter" svg:stroke-linecap="butt"/>
    </style:style>
    <style:style style:family="graphic" style:name="a1501">
      <style:graphic-properties draw:fill="none" draw:stroke="solid" svg:stroke-width="0.00694in" svg:stroke-color="#002060" draw:marker-end="a1500" svg:stroke-opacity="100%" draw:stroke-linejoin="miter" svg:stroke-linecap="butt"/>
    </style:style>
    <style:style style:family="drawing-page" style:name="a1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draw:fill="none" draw:stroke="solid" svg:stroke-width="0.04167in" svg:stroke-color="#2f5597" draw:marker-end="a1049" svg:stroke-opacity="100%" draw:stroke-linejoin="miter" svg:stroke-linecap="butt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style:vertical-pos="middl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draw:fill="none" draw:stroke="dash" draw:stroke-dash="a1055" svg:stroke-width="0.00694in" svg:stroke-color="#843c0c" svg:stroke-opacity="100%" draw:stroke-linejoin="miter" svg:stroke-linecap="butt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style:vertical-pos="middl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4167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draw:fill="none" draw:stroke="solid" svg:stroke-width="0.04167in" svg:stroke-color="#ed7d31" draw:marker-start="a993" draw:marker-end="a994" svg:stroke-opacity="100%" draw:stroke-linejoin="miter" svg:stroke-linecap="butt"/>
    </style:style>
    <style:style style:family="graphic" style:name="a1284">
      <style:graphic-properties draw:fill="none" draw:stroke="dash" draw:stroke-dash="a1283" svg:stroke-width="0.0625in" svg:stroke-color="#ed7d31" svg:stroke-opacity="100%" draw:stroke-linejoin="miter" svg:stroke-linecap="butt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>
      <style:graphic-properties draw:fill="none" draw:stroke="dash" draw:stroke-dash="a996" svg:stroke-width="0.00694in" svg:stroke-color="#000000" svg:stroke-opacity="100%" draw:stroke-linejoin="miter" svg:stroke-linecap="butt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9">
      <style:graphic-properties draw:fill="none" draw:stroke="dash" draw:stroke-dash="a998" svg:stroke-width="0.00694in" svg:stroke-color="#000000" svg:stroke-opacity="100%" draw:stroke-linejoin="miter" svg:stroke-linecap="butt"/>
    </style:style>
    <style:style style:family="graphic" style:name="a1288" style:parent-style-name="Graphics">
      <style:graphic-properties draw:fill="none" fo:clip="rect(0in, 0in, 0in, 0in)" draw:stroke="non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solid" draw:fill-color="#00b8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671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297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070">
      <style:graphic-properties draw:fill="none" draw:stroke="solid" svg:stroke-width="0.04167in" svg:stroke-color="#ed7d31" draw:marker-start="a1068" draw:marker-end="a1069" svg:stroke-opacity="100%" draw:stroke-linejoin="miter" svg:stroke-linecap="butt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draw:fill="none" draw:stroke="dash" draw:stroke-dash="a1071" svg:stroke-width="0.00694in" svg:stroke-color="#000000" svg:stroke-opacity="100%" draw:stroke-linejoin="miter" svg:stroke-linecap="butt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solid" draw:fill-color="#a6a6a6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74">
      <style:graphic-properties draw:fill="none" draw:stroke="dash" draw:stroke-dash="a1073" svg:stroke-width="0.00694in" svg:stroke-color="#000000" svg:stroke-opacity="100%" draw:stroke-linejoin="miter" svg:stroke-linecap="butt"/>
    </style:style>
    <style:style style:family="graphic" style:name="a78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75">
      <style:graphic-properties style:vertical-pos="middl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9">
      <style:graphic-properties style:vertical-pos="middl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03">
      <style:graphic-properties style:vertical-pos="middl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draw:fill="none" draw:stroke="solid" svg:stroke-width="0.01042in" svg:stroke-color="#000000" draw:marker-end="a792" svg:stroke-opacity="100%" draw:stroke-linejoin="round" svg:stroke-linecap="butt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8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draw:fill="none" draw:stroke="solid" svg:stroke-width="0.01042in" svg:stroke-color="#000000" draw:marker-end="a797" svg:stroke-opacity="100%" draw:stroke-linejoin="round" svg:stroke-linecap="butt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091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4">
      <style:graphic-properties style:vertical-pos="middl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style:vertical-pos="middle"/>
    </style:style>
    <style:style style:family="graphic" style:name="a8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098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8">
      <style:graphic-properties draw:fill="none" draw:stroke="solid" svg:stroke-width="0.08333in" svg:stroke-color="#ed7d31" draw:marker-end="a1327" svg:stroke-opacity="100%" draw:stroke-linejoin="miter" svg:stroke-linecap="butt"/>
    </style:style>
    <style:style style:family="graphic" style:name="a81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draw:fill="none" draw:stroke="dash" draw:stroke-dash="a811" svg:stroke-width="0.00694in" svg:stroke-color="#4472c4" svg:stroke-opacity="100%" draw:stroke-linejoin="miter" svg:stroke-linecap="butt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 style:parent-style-name="Graphics">
      <style:graphic-properties draw:fill="none" draw:stroke="non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4167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30">
      <style:graphic-properties draw:fill="none" draw:stroke="solid" svg:stroke-width="0.08333in" svg:stroke-color="#ed7d31" draw:marker-end="a1329" svg:stroke-opacity="100%" draw:stroke-linejoin="miter" svg:stroke-linecap="butt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style:vertical-pos="middl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108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55a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38">
      <style:graphic-properties style:vertical-pos="middl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 style:parent-style-name="Graphics">
      <style:graphic-properties draw:fill="none" fo:clip="rect(0in, 0in, 0in, 0in)" draw:stroke="non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 style:parent-style-name="Graphics">
      <style:graphic-properties draw:fill="none" fo:clip="rect(0in, 0in, 0in, 0in)" draw:stroke="none"/>
    </style:style>
    <style:style style:family="graphic" style:name="a8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13" style:parent-style-name="Graphics">
      <style:graphic-properties draw:fill="none" fo:clip="rect(0in, 0in, 0in, 0in)" draw:stroke="non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8333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43">
      <style:graphic-properties draw:fill="none" draw:stroke="solid" svg:stroke-width="0.08333in" svg:stroke-color="#ed7d31" draw:marker-end="a1342" svg:stroke-opacity="100%" draw:stroke-linejoin="miter" svg:stroke-linecap="butt"/>
    </style:style>
    <style:style style:family="graphic" style:name="a1344">
      <style:graphic-properties style:vertical-pos="middle"/>
    </style:style>
    <style:style style:family="text" style:name="a13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8">
      <style:graphic-properties style:vertical-pos="middl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draw:fill="none" draw:stroke="solid" svg:stroke-width="0.03125in" svg:stroke-color="#181717" svg:stroke-opacity="100%" draw:stroke-linejoin="miter" svg:stroke-linecap="butt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23">
      <style:graphic-properties style:vertical-pos="middle"/>
    </style:style>
    <style:style style:family="graphic" style:name="a834">
      <style:graphic-properties draw:fill="none" draw:stroke="solid" svg:stroke-width="0.03125in" svg:stroke-color="#181717" svg:stroke-opacity="100%" draw:stroke-linejoin="miter" svg:stroke-linecap="butt"/>
    </style:style>
    <style:style style:family="text" style:name="a112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27">
      <style:graphic-properties style:vertical-pos="middle"/>
    </style:style>
    <style:style style:family="graphic" style:name="a13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8">
      <style:graphic-properties draw:fill="none" draw:stroke="solid" svg:stroke-width="0.03125in" svg:stroke-color="#181717" svg:stroke-opacity="100%" draw:stroke-linejoin="miter" svg:stroke-linecap="butt"/>
    </style:style>
    <style:style style:family="text" style:name="a112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draw:fill="none" draw:stroke="solid" svg:stroke-width="0.08333in" svg:stroke-color="#ed7d31" draw:marker-end="a1352" svg:stroke-opacity="100%" draw:stroke-linejoin="miter" svg:stroke-linecap="butt"/>
    </style:style>
    <style:style style:family="graphic" style:name="a1355">
      <style:graphic-properties draw:fill="none" draw:stroke="solid" svg:stroke-width="0.08333in" svg:stroke-color="#ed7d31" draw:marker-end="a1354" svg:stroke-opacity="100%" draw:stroke-linejoin="miter" svg:stroke-linecap="butt"/>
    </style:style>
    <style:style style:family="graphic" style:name="a1356">
      <style:graphic-properties style:vertical-pos="middl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3125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32" style:parent-style-name="Graphics">
      <style:graphic-properties draw:fill="none" draw:stroke="non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style:vertical-pos="middl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draw:fill="none" draw:stroke="solid" svg:stroke-width="0.08333in" svg:stroke-color="#ed7d31" draw:marker-end="a1360" svg:stroke-opacity="100%" draw:stroke-linejoin="miter" svg:stroke-linecap="butt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style:vertical-pos="middle"/>
    </style:style>
    <style:style style:family="graphic" style:name="a849">
      <style:graphic-properties draw:fill="none" draw:stroke="solid" svg:stroke-width="0.01042in" svg:stroke-color="#000000" draw:marker-end="a848" svg:stroke-opacity="100%" draw:stroke-linejoin="round" svg:stroke-linecap="butt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7" style:parent-style-name="Graphics">
      <style:graphic-properties draw:fill="none" fo:clip="rect(0in, 0in, 0in, 0in)" draw:stroke="none"/>
    </style:style>
    <style:style style:family="graphic" style:name="a1368" style:parent-style-name="Graphics">
      <style:graphic-properties draw:fill="none" fo:clip="rect(0in, 0in, 0in, 0in)" draw:stroke="non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style:vertical-pos="middle"/>
    </style:style>
    <style:style style:family="graphic" style:name="a852">
      <style:graphic-properties style:vertical-pos="middl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54823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style:vertical-pos="middl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75">
      <style:graphic-properties draw:fill="none" draw:stroke="solid" svg:stroke-width="0.03125in" svg:stroke-color="#ed7d31" svg:stroke-opacity="100%" draw:stroke-linejoin="miter" svg:stroke-linecap="butt"/>
    </style:style>
    <style:style style:family="graphic" style:name="a1376">
      <style:graphic-properties draw:fill="none" draw:stroke="solid" svg:stroke-width="0.03125in" svg:stroke-color="#ed7d31" svg:stroke-opacity="100%" draw:stroke-linejoin="miter" svg:stroke-linecap="butt"/>
    </style:style>
    <style:style style:family="drawing-page" style:name="a1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8" style:parent-style-name="Graphics">
      <style:graphic-properties draw:fill="none" fo:clip="rect(0in, 0in, 0in, 0in)" draw:stroke="none"/>
    </style:style>
    <style:style style:family="graphic" style:name="a1379" style:parent-style-name="Graphics">
      <style:graphic-properties draw:fill="none" fo:clip="rect(0in, 0in, 0in, 0in)" draw:stroke="non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149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3">
      <style:graphic-properties style:vertical-pos="middl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3">
      <style:graphic-properties draw:fill="none" draw:stroke="solid" svg:stroke-width="0.08333in" svg:stroke-color="#c00000" draw:marker-start="a1151" draw:marker-end="a1152" svg:stroke-opacity="100%" draw:stroke-linejoin="miter" svg:stroke-linecap="butt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86">
      <style:graphic-properties draw:fill="none" draw:stroke="solid" svg:stroke-width="0.03125in" svg:stroke-color="#ed7d31" svg:stroke-opacity="100%" draw:stroke-linejoin="miter" svg:stroke-linecap="butt"/>
    </style:style>
    <style:style style:family="graphic" style:name="a1387">
      <style:graphic-properties draw:fill="none" draw:stroke="solid" svg:stroke-width="0.03125in" svg:stroke-color="#ed7d31" svg:stroke-opacity="100%" draw:stroke-linejoin="miter" svg:stroke-linecap="butt"/>
    </style:style>
    <style:style style:family="drawing-page" style:name="a1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9">
      <style:graphic-properties style:vertical-pos="middl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871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9">
      <style:graphic-properties style:vertical-pos="middle"/>
    </style:style>
    <style:style style:family="graphic" style:name="a13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6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97">
      <style:graphic-properties draw:fill="none" draw:stroke="solid" svg:stroke-width="0.00694in" svg:stroke-color="#ed7d31" draw:marker-end="a1396" svg:stroke-opacity="100%" draw:stroke-linejoin="miter" svg:stroke-linecap="butt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9">
      <style:graphic-properties style:vertical-pos="middl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1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draw:fill="none" draw:stroke="solid" svg:stroke-width="0.00694in" svg:stroke-color="#000000" draw:marker-end="a883" svg:stroke-opacity="100%" draw:stroke-linejoin="miter" svg:stroke-linecap="butt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7">
      <style:graphic-properties draw:fill="none" draw:stroke="solid" svg:stroke-width="0.00694in" svg:stroke-color="#000000" draw:marker-end="a886" svg:stroke-opacity="100%" draw:stroke-linejoin="miter" svg:stroke-linecap="butt"/>
    </style:style>
    <style:style style:family="graphic" style:name="a1176" style:parent-style-name="Graphics">
      <style:graphic-properties draw:fill="none" draw:stroke="non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solid" draw:fill-color="#8497b0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03">
      <style:graphic-properties style:vertical-pos="middl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08">
      <style:graphic-properties draw:fill="none" draw:stroke="solid" svg:stroke-width="0.00694in" svg:stroke-color="#ed7d31" draw:marker-end="a1407" svg:stroke-opacity="100%" draw:stroke-linejoin="miter" svg:stroke-linecap="butt"/>
    </style:style>
    <style:style style:family="drawing-page" style:name="a1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3125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style:vertical-pos="middl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style:vertical-pos="middl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style:vertical-pos="middl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 style:parent-style-name="Graphics">
      <style:graphic-properties draw:fill="none" fo:clip="rect(0in, 0in, 0in, 0in)" draw:stroke="non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3">
      <text:list-level-style-bullet text:level="1" text:bullet-char="•">
        <style:list-level-properties text:space-before="0in"/>
        <style:text-properties fo:color="#2f559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2f559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2f559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2f559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2f559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2f559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2f559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2f559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2f5597"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/>
        <style:text-properties fo:color="#2f559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2f559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2f559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2f559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2f559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2f559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2f559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2f559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2f5597"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/>
        <style:text-properties fo:color="#2f559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2f559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2f559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2f559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2f559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2f559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2f559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2f559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2f5597"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/>
        <style:text-properties fo:color="#2f559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2f559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2f559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2f559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2f559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2f559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2f559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2f559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2f5597"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/>
        <style:text-properties fo:color="#2f559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2f559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2f559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2f559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2f559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2f559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2f559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2f559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2f5597" fo:font-family="Arial" style:font-family-generic="swiss" style:font-pitch="variable" fo:font-size="100%"/>
      </text:list-level-style-bullet>
    </text:list-style>
    <text:list-style style:name="a749">
      <text:list-level-style-bullet text:level="1" text:bullet-char="§">
        <style:list-level-properties text:space-before="0in" text:min-label-width="0.25in"/>
        <style:text-properties fo:color="#2f5597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2f5597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2f5597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2f5597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2f5597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2f5597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2f5597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2f5597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2f5597" fo:font-family="Wingding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7-blank-Leer" presentation:presentation-page-layout-name="Master1-PPL7" draw:id="Slide-256">
        <draw:frame draw:id="id69" draw:style-name="a696" draw:name="Grafik 4" svg:x="0.66028in" svg:y="1.02922in" svg:width="11.47431in" svg:height="5.44155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700" draw:name="Textfeld 5" svg:x="2.96366in" svg:y="1.75376in" svg:width="0.84085in" svg:height="0.40391in">
          <draw:text-box>
            <text:p text:style-name="a699" text:class-names="" text:cond-style-name=""><draw:frame draw:style-name="a697" text:anchor-type="as-char" svg:x="1173.89868in" svg:y="0in" svg:width="0.58806in" svg:height="0.3in" style:rel-width="scale" style:rel-height="scale"><draw:object xlink:href="Object 1/" xlink:type="simple" xlink:show="embed" xlink:actuate="onLoad"/></draw:frame><text:span text:style-name="a698" text:class-names=""/></text:p>
          </draw:text-box>
          <svg:title/>
          <svg:desc/>
        </draw:frame>
        <draw:frame draw:id="id71" draw:style-name="a704" draw:name="Textfeld 7" svg:x="2.96366in" svg:y="3.54805in" svg:width="0.84085in" svg:height="0.40391in">
          <draw:text-box>
            <text:p text:style-name="a703" text:class-names="" text:cond-style-name=""><draw:frame draw:style-name="a701" text:anchor-type="as-char" svg:x="1173.89667in" svg:y="0in" svg:width="0.59208in" svg:height="0.3in" style:rel-width="scale" style:rel-height="scale"><draw:object xlink:href="Object 2/" xlink:type="simple" xlink:show="embed" xlink:actuate="onLoad"/></draw:frame><text:span text:style-name="a702" text:class-names=""/></text:p>
          </draw:text-box>
          <svg:title/>
          <svg:desc/>
        </draw:frame>
        <draw:frame draw:id="id72" draw:style-name="a708" draw:name="Textfeld 8" svg:x="0.77444in" svg:y="1.56958in" svg:width="0.56266in" svg:height="0.31717in">
          <draw:text-box>
            <text:p text:style-name="a707" text:class-names="" text:cond-style-name=""><draw:frame draw:style-name="a705" text:anchor-type="as-char" svg:x="1173.90799in" svg:y="0in" svg:width="0.56937in" svg:height="0.3141in" style:rel-width="scale" style:rel-height="scale"><draw:object xlink:href="Object 3/" xlink:type="simple" xlink:show="embed" xlink:actuate="onLoad"/></draw:frame><text:span text:style-name="a706" text:class-names=""/></text:p>
          </draw:text-box>
          <svg:title/>
          <svg:desc/>
        </draw:frame>
        <draw:frame draw:id="id73" draw:style-name="a711" draw:name="Textfeld 9" svg:x="4.8797in" svg:y="1.21804in" svg:width="0.20202in" svg:height="0.40391in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74" draw:style-name="a714" draw:name="Textfeld 10" svg:x="4.42162in" svg:y="1.26336in" svg:width="1.3202in" svg:height="0.40391in">
          <draw:text-box>
            <text:p text:style-name="a713" text:class-names="" text:cond-style-name=""><text:span text:style-name="a712" text:class-names="">Prediction</text:span></text:p>
          </draw:text-box>
          <svg:title/>
          <svg:desc/>
        </draw:frame>
        <draw:frame draw:id="id75" draw:style-name="a717" draw:name="Textfeld 12" svg:x="10.73634in" svg:y="1.66472in" svg:width="0.97456in" svg:height="0.40391in">
          <draw:text-box>
            <text:p text:style-name="a716" text:class-names="" text:cond-style-name=""><text:span text:style-name="a715" text:class-names="">Update</text:span></text:p>
          </draw:text-box>
          <svg:title/>
          <svg:desc/>
        </draw:frame>
        <draw:frame draw:id="id76" draw:style-name="a721" draw:name="Textfeld 14" svg:x="7.58554in" svg:y="1.21689in" svg:width="0.32025in" svg:height="0.36892in">
          <draw:text-box>
            <text:p text:style-name="a720" text:class-names="" text:cond-style-name=""><draw:frame draw:style-name="a718" text:anchor-type="as-char" svg:x="1174.02806in" svg:y="0in" svg:width="0.32931in" svg:height="0.36535in" style:rel-width="scale" style:rel-height="scale"><draw:object xlink:href="Object 4/" xlink:type="simple" xlink:show="embed" xlink:actuate="onLoad"/></draw:frame><text:span text:style-name="a719" text:class-names=""/></text:p>
          </draw:text-box>
          <svg:title/>
          <svg:desc/>
        </draw:frame>
        <draw:frame draw:id="id77" draw:style-name="a725" draw:name="Textfeld 15" svg:x="6.22992in" svg:y="2.52256in" svg:width="0.33505in" svg:height="0.33659in">
          <draw:text-box>
            <text:p text:style-name="a724" text:class-names="" text:cond-style-name=""><draw:frame draw:style-name="a722" text:anchor-type="as-char" svg:x="1174.02069in" svg:y="0in" svg:width="0.34396in" svg:height="0.33333in" style:rel-width="scale" style:rel-height="scale"><draw:object xlink:href="Object 5/" xlink:type="simple" xlink:show="embed" xlink:actuate="onLoad"/></draw:frame><text:span text:style-name="a723" text:class-names=""/></text:p>
          </draw:text-box>
          <svg:title/>
          <svg:desc/>
        </draw:frame>
        <draw:frame draw:id="id78" draw:style-name="a729" draw:name="Textfeld 17" svg:x="7.90579in" svg:y="2.69749in" svg:width="0.84085in" svg:height="0.40391in">
          <draw:text-box>
            <text:p text:style-name="a728" text:class-names="" text:cond-style-name=""><draw:frame draw:style-name="a726" text:anchor-type="as-char" svg:x="1174.01688in" svg:y="0in" svg:width="0.3516in" svg:height="0.3in" style:rel-width="scale" style:rel-height="scale"><draw:object xlink:href="Object 6/" xlink:type="simple" xlink:show="embed" xlink:actuate="onLoad"/></draw:frame><text:span text:style-name="a727" text:class-names=""/></text:p>
          </draw:text-box>
          <svg:title/>
          <svg:desc/>
        </draw:frame>
        <draw:frame draw:id="id79" draw:style-name="a733" draw:name="Textfeld 19" svg:x="10.31078in" svg:y="2.70413in" svg:width="0.84085in" svg:height="0.40391in">
          <draw:text-box>
            <text:p text:style-name="a732" text:class-names="" text:cond-style-name=""><draw:frame draw:style-name="a730" text:anchor-type="as-char" svg:x="1173.66868in" svg:y="0in" svg:width="1.04806in" svg:height="0.3in" style:rel-width="scale" style:rel-height="scale"><draw:object xlink:href="Object 7/" xlink:type="simple" xlink:show="embed" xlink:actuate="onLoad"/></draw:frame><text:span text:style-name="a731" text:class-names=""/></text:p>
          </draw:text-box>
          <svg:title/>
          <svg:desc/>
        </draw:frame>
        <draw:frame draw:id="id80" draw:style-name="a737" draw:name="Textfeld 21" svg:x="9.16158in" svg:y="4.66667in" svg:width="0.32256in" svg:height="0.31717in">
          <draw:text-box>
            <text:p text:style-name="a736" text:class-names="" text:cond-style-name=""><draw:frame draw:style-name="a734" text:anchor-type="as-char" svg:x="1174.02688in" svg:y="0in" svg:width="0.3316in" svg:height="0.3141in" style:rel-width="scale" style:rel-height="scale"><draw:object xlink:href="Object 8/" xlink:type="simple" xlink:show="embed" xlink:actuate="onLoad"/></draw:frame><text:span text:style-name="a735" text:class-names=""/></text:p>
          </draw:text-box>
          <svg:title/>
          <svg:desc/>
        </draw:frame>
      </draw:page>
      <draw:page draw:name="Slide2" draw:style-name="a738" draw:master-page-name="Master1-Layout7-blank-Leer" presentation:presentation-page-layout-name="Master1-PPL7" draw:id="Slide-257">
        <draw:frame draw:id="id81" draw:style-name="a759" draw:name="Inhaltsplatzhalter 1" svg:x="0.75403in" svg:y="0.47299in" svg:width="9.14583in" svg:height="2.28347in">
          <draw:text-box>
            <text:p text:style-name="a740" text:class-names="" text:cond-style-name=""><text:span text:style-name="a739" text:class-names=""><text:s text:c="1"/></text:span></text:p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/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/></text:p>
                  </text:list-item>
                </text:list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  <draw:custom-shape svg:x="3.56572in" svg:y="0.97291in" svg:width="2.90569in" svg:height="0.97596in" draw:id="id82" draw:style-name="a762" draw:name="Rechteck 25">
          <svg:title/>
          <svg:desc/>
          <text:p text:style-name="a761" text:class-names="" text:cond-style-name=""><text:span text:style-name="a760" text:class-names="">BLDC-Moto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7141in" svg:y="1.34094in" svg:width="0.77512in" svg:height="0.23845in" draw:id="id83" draw:style-name="a765" draw:name="Rechteck 26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313in" svg:y="1.35in" svg:width="0.1434in" svg:height="0.11016in" draw:id="id84" draw:style-name="a768" draw:name="Rechteck 27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313in" svg:y="1.46923in" svg:width="0.1434in" svg:height="0.11016in" draw:id="id85" draw:style-name="a771" draw:name="Rechteck 28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8877in" svg:y="1.14339in" svg:width="0.23625in" svg:height="0.63355in" draw:id="id86" draw:style-name="a774" draw:name="Rechteck 29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32501in" svg:y1="1.62617in" svg:x2="3.56572in" svg:y2="1.62617in" draw:id="id87" draw:style-name="a775" draw:name="Gerader Verbinder 30">
          <svg:title/>
          <svg:desc/>
        </draw:connector>
        <draw:connector draw:type="line" svg:x1="3.32501in" svg:y1="1.2639in" svg:x2="3.56572in" svg:y2="1.2639in" draw:id="id88" draw:style-name="a776" draw:name="Gerader Verbinder 31">
          <svg:title/>
          <svg:desc/>
        </draw:connector>
        <draw:frame draw:id="id89" draw:style-name="a781" draw:name="Textfeld 32" svg:x="1.89606in" svg:y="1.08532in" svg:width="1.10534in" svg:height="0.63952in">
          <draw:text-box>
            <text:p text:style-name="a778" text:class-names="" text:cond-style-name=""><text:span text:style-name="a777" text:class-names="">Magnetic<text:s text:c="1"/></text:span></text:p>
            <text:p text:style-name="a780" text:class-names="" text:cond-style-name=""><text:span text:style-name="a779" text:class-names="">Sensor</text:span></text:p>
          </draw:text-box>
          <svg:title/>
          <svg:desc/>
        </draw:frame>
        <draw:custom-shape svg:x="7.76013in" svg:y="0.97291in" svg:width="0.32833in" svg:height="0.97596in" draw:id="id90" draw:style-name="a784" draw:name="Rechteck 33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78089in" svg:y1="1.77694in" svg:x2="6.47141in" svg:y2="1.77694in" draw:id="id91" draw:style-name="a785" draw:name="Gerader Verbinder 34">
          <svg:title/>
          <svg:desc/>
        </draw:connector>
        <draw:connector draw:type="line" svg:x1="6.4714in" svg:y1="1.14339in" svg:x2="7.78089in" svg:y2="1.14339in" draw:id="id92" draw:style-name="a786" draw:name="Gerader Verbinder 35">
          <svg:title/>
          <svg:desc/>
        </draw:connector>
        <draw:frame draw:id="id93" draw:style-name="a791" draw:name="Textfeld 36" svg:x="8.22369in" svg:y="1.08532in" svg:width="1.16922in" svg:height="0.63952in">
          <draw:text-box>
            <text:p text:style-name="a788" text:class-names="" text:cond-style-name=""><text:span text:style-name="a787" text:class-names="">Reference<text:s text:c="1"/></text:span></text:p>
            <text:p text:style-name="a790" text:class-names="" text:cond-style-name=""><text:span text:style-name="a789" text:class-names="">Sensor</text:span></text:p>
          </draw:text-box>
          <svg:title/>
          <svg:desc/>
        </draw:frame>
        <draw:connector draw:type="standard" svg:x1="3.20689in" svg:y1="1.77694in" svg:x2="4.19375in" svg:y2="2.26864in" draw:end-shape="id94" draw:end-glue-point="3" draw:id="id95" draw:style-name="a793" draw:name="Verbinder: gewinkelt 37">
          <svg:title/>
          <svg:desc/>
        </draw:connector>
        <draw:frame draw:id="id94" draw:style-name="a796" draw:name="Textfeld 38" svg:x="4.19375in" svg:y="2.06668in" svg:width="1.64963in" svg:height="0.40391in">
          <draw:text-box>
            <text:p text:style-name="a795" text:class-names="" text:cond-style-name=""><text:span text:style-name="a794" text:class-names="">Measurement</text:span></text:p>
          </draw:text-box>
          <svg:title/>
          <svg:desc/>
        </draw:frame>
        <draw:connector draw:type="standard" svg:x1="6.72395in" svg:y1="1.06829in" draw:start-shape="id90" draw:start-glue-point="2" svg:x2="7.04372in" svg:y2="3.14921in" draw:end-shape="id94" draw:end-glue-point="1" draw:id="id96" draw:style-name="a798" draw:transform="translate(-6.88384in -2.10875in) rotate(-1.5708) translate(6.88384in 2.10875in)" draw:name="Verbinder: gewinkelt 39">
          <svg:title/>
          <svg:desc/>
        </draw:connector>
        <draw:frame draw:id="id97" draw:style-name="a802" draw:name="Textfeld 40" svg:x="2.20245in" svg:y="2.32696in" svg:width="2.26356in" svg:height="0.33659in">
          <draw:text-box>
            <text:p text:style-name="a801" text:class-names="" text:cond-style-name=""><text:span text:style-name="a799" text:class-names="">Magnetic Field Strength</text:span><text:span text:style-name="a800" text:class-names=""><text:s text:c="1"/>B</text:span></text:p>
          </draw:text-box>
          <svg:title/>
          <svg:desc/>
        </draw:frame>
        <draw:frame draw:id="id98" draw:style-name="a807" draw:name="Textfeld 41" svg:x="7.26872in" svg:y="2.26863in" svg:width="1.01061in" svg:height="0.33659in">
          <draw:text-box>
            <text:p text:style-name="a806" text:class-names="" text:cond-style-name=""><text:span text:style-name="a803" text:class-names="">Position<text:s text:c="1"/></text:span><draw:frame draw:style-name="a804" text:anchor-type="as-char" svg:x="1174.08403in" svg:y="0in" svg:width="0.21736in" svg:height="0.3in" style:rel-width="scale" style:rel-height="scale"><draw:object xlink:href="Object 9/" xlink:type="simple" xlink:show="embed" xlink:actuate="onLoad"/></draw:frame><text:span text:style-name="a805" text:class-names=""/></text:p>
          </draw:text-box>
          <svg:title/>
          <svg:desc/>
        </draw:frame>
        <draw:frame draw:id="id99" draw:style-name="a810" draw:name="Textfeld 36" svg:x="6.50961in" svg:y="0.67832in" svg:width="1.33044in" svg:height="0.30293in">
          <draw:text-box>
            <text:p text:style-name="a809" text:class-names="" text:cond-style-name=""><text:span text:style-name="a808" text:class-names="">External Magnet</text:span></text:p>
          </draw:text-box>
          <svg:title/>
          <svg:desc/>
        </draw:frame>
        <draw:connector draw:type="line" svg:x1="7.17483in" svg:y1="1.35in" draw:start-shape="id84" draw:start-glue-point="0" svg:x2="7.17483in" svg:y2="0.98125in" draw:end-shape="id99" draw:end-glue-point="2" draw:id="id100" draw:style-name="a812" draw:name="Gerader Verbinder 22">
          <svg:title/>
          <svg:desc/>
        </draw:connector>
      </draw:page>
      <draw:page draw:name="Slide3" draw:style-name="a813" draw:master-page-name="Master1-Layout7-blank-Leer" presentation:presentation-page-layout-name="Master1-PPL7" draw:id="Slide-258">
        <draw:frame draw:id="id101" draw:style-name="a814" draw:name="Grafik 2" svg:x="2.90986in" svg:y="0in" svg:width="7.51361in" svg:height="7.5in" style:rel-width="scale" style:rel-height="scale">
          <draw:image xlink:href="media/image2.png" xlink:type="simple" xlink:show="embed" xlink:actuate="onLoad"/>
          <svg:title/>
          <svg:desc>Ein Bild, das Zeichnung enthält.

Automatisch generierte Beschreibung</svg:desc>
        </draw:frame>
        <draw:frame draw:id="id102" draw:style-name="a817" draw:name="Textfeld 3" svg:x="6.48417in" svg:y="2.91262in" svg:width="0.36499in" svg:height="0.40391in">
          <draw:text-box>
            <text:p text:style-name="a816" text:class-names="" text:cond-style-name=""><text:span text:style-name="a815" text:class-names="">N</text:span></text:p>
          </draw:text-box>
          <svg:title/>
          <svg:desc/>
        </draw:frame>
        <draw:frame draw:id="id103" draw:style-name="a820" draw:name="Textfeld 4" svg:x="6.48417in" svg:y="4.18347in" svg:width="0.36499in" svg:height="0.40391in">
          <draw:text-box>
            <text:p text:style-name="a819" text:class-names="" text:cond-style-name=""><text:span text:style-name="a818" text:class-names="">N</text:span></text:p>
          </draw:text-box>
          <svg:title/>
          <svg:desc/>
        </draw:frame>
        <draw:frame draw:id="id104" draw:style-name="a823" draw:name="Textfeld 5" svg:x="7.15569in" svg:y="3.54805in" svg:width="0.31766in" svg:height="0.40391in">
          <draw:text-box>
            <text:p text:style-name="a822" text:class-names="" text:cond-style-name=""><text:span text:style-name="a821" text:class-names="">S</text:span></text:p>
          </draw:text-box>
          <svg:title/>
          <svg:desc/>
        </draw:frame>
        <draw:frame draw:id="id105" draw:style-name="a826" draw:name="Textfeld 6" svg:x="5.85999in" svg:y="3.54805in" svg:width="0.31766in" svg:height="0.40391in">
          <draw:text-box>
            <text:p text:style-name="a825" text:class-names="" text:cond-style-name=""><text:span text:style-name="a824" text:class-names="">S</text:span></text:p>
          </draw:text-box>
          <svg:title/>
          <svg:desc/>
        </draw:frame>
        <draw:frame draw:id="id106" draw:style-name="a829" draw:name="Textfeld 7" svg:x="1.2087in" svg:y="3.31653in" svg:width="1.21214in" svg:height="0.63952in">
          <draw:text-box>
            <text:p text:style-name="a828" text:class-names="" text:cond-style-name=""><text:span text:style-name="a827" text:class-names="">Rotor</text:span></text:p>
          </draw:text-box>
          <svg:title/>
          <svg:desc/>
        </draw:frame>
        <draw:connector draw:type="line" svg:x1="2.42084in" svg:y1="3.63629in" draw:start-shape="id106" draw:start-glue-point="1" svg:x2="5.37096in" svg:y2="3.63629in" draw:id="id107" draw:style-name="a830" draw:name="Gerader Verbinder 9">
          <svg:title/>
          <svg:desc/>
        </draw:connector>
        <draw:frame draw:id="id108" draw:style-name="a833" draw:name="Textfeld 10" svg:x="1.20104in" svg:y="2.35698in" svg:width="1.30463in" svg:height="0.63952in">
          <draw:text-box>
            <text:p text:style-name="a832" text:class-names="" text:cond-style-name=""><text:span text:style-name="a831" text:class-names="">Stator</text:span></text:p>
          </draw:text-box>
          <svg:title/>
          <svg:desc/>
        </draw:frame>
        <draw:connector draw:type="line" svg:x1="2.50568in" svg:y1="2.67674in" draw:start-shape="id108" draw:start-glue-point="1" svg:x2="3.07767in" svg:y2="2.67674in" draw:id="id109" draw:style-name="a834" draw:name="Gerader Verbinder 11">
          <svg:title/>
          <svg:desc/>
        </draw:connector>
        <draw:frame draw:id="id110" draw:style-name="a837" draw:name="Textfeld 14" svg:x="1.33688in" svg:y="4.38543in" svg:width="0.88565in" svg:height="0.63952in">
          <draw:text-box>
            <text:p text:style-name="a836" text:class-names="" text:cond-style-name=""><text:span text:style-name="a835" text:class-names="">Coil</text:span></text:p>
          </draw:text-box>
          <svg:title/>
          <svg:desc/>
        </draw:frame>
        <draw:connector draw:type="line" svg:x1="2.42084in" svg:y1="4.68843in" svg:x2="4.24272in" svg:y2="4.68843in" draw:id="id111" draw:style-name="a838" draw:name="Gerader Verbinder 15">
          <svg:title/>
          <svg:desc/>
        </draw:connector>
      </draw:page>
      <draw:page draw:name="Slide4" draw:style-name="a839" draw:master-page-name="Master1-Layout7-blank-Leer" presentation:presentation-page-layout-name="Master1-PPL7" draw:id="Slide-259">
        <draw:custom-shape svg:x="7.34385in" svg:y="3.59474in" svg:width="1.90384in" svg:height="1.18123in" draw:id="id113" draw:style-name="a842" draw:name="Rechteck 1">
          <svg:title/>
          <svg:desc/>
          <text:p text:style-name="a841" text:class-names="" text:cond-style-name="" text:id="id112"><text:span text:style-name="a8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847" draw:name="Textfeld 2" svg:x="7.75021in" svg:y="3.8266in" svg:width="1.097in" svg:height="0.70684in">
          <draw:text-box>
            <text:p text:style-name="a844" text:class-names="" text:cond-style-name="" text:id="id114"><text:span text:style-name="a843" text:class-names="">Kalman</text:span></text:p>
            <text:p text:style-name="a846" text:class-names="" text:cond-style-name="" text:id="id115"><text:span text:style-name="a845" text:class-names="">Filter</text:span></text:p>
          </draw:text-box>
          <svg:title/>
          <svg:desc/>
        </draw:frame>
        <draw:connector draw:type="line" svg:x1="6.58146in" svg:y1="4.18001in" draw:start-shape="id117" draw:start-glue-point="1" svg:x2="7.34385in" svg:y2="4.18535in" draw:end-shape="id113" draw:end-glue-point="3" draw:id="id118" draw:style-name="a849" draw:name="Gerade Verbindung mit Pfeil 4">
          <svg:title/>
          <svg:desc/>
        </draw:connector>
        <draw:frame draw:id="id121" draw:style-name="a855" draw:name="Textfeld 5" svg:x="5.9705in" svg:y="1.68153in" svg:width="2.36501in" svg:height="0.63952in">
          <draw:text-box>
            <text:p text:style-name="a851" text:class-names="" text:cond-style-name="" text:id="id119"><text:span text:style-name="a850" text:class-names="">Measurement Equation</text:span></text:p>
            <text:p text:style-name="a854" text:class-names="" text:cond-style-name="" text:id="id120"><draw:frame draw:style-name="a852" text:anchor-type="as-char" svg:x="1173.76771in" svg:y="0in" svg:width="0.84993in" svg:height="0.3in" style:rel-width="scale" style:rel-height="scale"><draw:object xlink:href="Object 10/" xlink:type="simple" xlink:show="embed" xlink:actuate="onLoad"/></draw:frame><text:span text:style-name="a853" text:class-names=""/></text:p>
          </draw:text-box>
          <svg:title/>
          <svg:desc/>
        </draw:frame>
        <draw:frame draw:id="id126" draw:style-name="a868" draw:name="Textfeld 7" svg:x="10.01487in" svg:y="3.72833in" svg:width="1.57099in" svg:height="1.27371in">
          <draw:text-box>
            <text:p text:style-name="a859" text:class-names="" text:cond-style-name="" text:id="id122"><text:span text:style-name="a856" text:class-names="">Position<text:s text:c="1"/></text:span><draw:frame draw:style-name="a857" text:anchor-type="as-char" svg:x="1174.0191in" svg:y="0in" svg:width="0.34715in" svg:height="0.3016in" style:rel-width="scale" style:rel-height="scale"><draw:object xlink:href="Object 11/" xlink:type="simple" xlink:show="embed" xlink:actuate="onLoad"/></draw:frame><text:span text:style-name="a858" text:class-names=""/></text:p>
            <text:p text:style-name="a861" text:class-names="" text:cond-style-name="" text:id="id123"><text:span text:style-name="a860" text:class-names="">and</text:span></text:p>
            <text:p text:style-name="a865" text:class-names="" text:cond-style-name="" text:id="id124"><text:span text:style-name="a862" text:class-names=""><text:s text:c="1"/>Speed<text:s text:c="1"/></text:span><draw:frame draw:style-name="a863" text:anchor-type="as-char" svg:x="1173.99743in" svg:y="0in" svg:width="0.39056in" svg:height="0.3016in" style:rel-width="scale" style:rel-height="scale"><draw:object xlink:href="Object 12/" xlink:type="simple" xlink:show="embed" xlink:actuate="onLoad"/></draw:frame><text:span text:style-name="a864" text:class-names=""><text:s text:c="1"/></text:span></text:p>
            <text:p text:style-name="a867" text:class-names="" text:cond-style-name="" text:id="id125"><text:span text:style-name="a866" text:class-names=""/></text:p>
          </draw:text-box>
          <svg:title/>
          <svg:desc/>
        </draw:frame>
        <draw:custom-shape svg:x="3.61883in" svg:y="3.03686in" svg:width="8.41674in" svg:height="2.48839in" draw:id="id127" draw:style-name="a872" draw:name="Rechteck: abgerundete Ecken 21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28" draw:style-name="a875" draw:name="Textfeld 22" svg:x="10.81112in" svg:y="3.04043in" svg:width="0.89745in" svg:height="0.40391in">
          <draw:text-box>
            <text:p text:style-name="a874" text:class-names="" text:cond-style-name=""><text:span text:style-name="a873" text:class-names="">Online</text:span></text:p>
          </draw:text-box>
          <svg:title/>
          <svg:desc/>
        </draw:frame>
        <draw:frame draw:id="id117" draw:style-name="a882" draw:name="Textfeld 25" svg:x="3.79263in" svg:y="3.82659in" svg:width="2.78883in" svg:height="0.70684in">
          <draw:text-box>
            <text:p text:style-name="a877" text:class-names="" text:cond-style-name=""><text:span text:style-name="a876" text:class-names="">Magnetic Measurements</text:span></text:p>
            <text:p text:style-name="a881" text:class-names="" text:cond-style-name=""><text:span text:style-name="a878" text:class-names=""><text:tab/></text:span><draw:frame draw:style-name="a879" text:anchor-type="as-char" svg:x="1174.0225in" svg:y="0in" svg:width="0.34035in" svg:height="0.3in" style:rel-width="scale" style:rel-height="scale"><draw:object xlink:href="Object 13/" xlink:type="simple" xlink:show="embed" xlink:actuate="onLoad"/></draw:frame><text:span text:style-name="a880" text:class-names=""/></text:p>
          </draw:text-box>
          <svg:title/>
          <svg:desc/>
        </draw:frame>
        <draw:connector draw:type="line" svg:x1="9.24769in" svg:y1="4.18536in" draw:start-shape="id113" draw:start-glue-point="1" svg:x2="10.02394in" svg:y2="4.18001in" draw:id="id129" draw:style-name="a884" draw:name="Gerade Verbindung mit Pfeil 63">
          <svg:title/>
          <svg:desc/>
        </draw:connector>
        <draw:connector draw:type="standard" svg:x1="6.98191in" svg:y1="5.10288in" svg:x2="9.64814in" svg:y2="4.18in" draw:id="id130" draw:style-name="a885" draw:transform="translate(-8.31502in -4.64144in) rotate(-3.14159) translate(8.31502in 4.64144in)" draw:name="Verbinder: gewinkelt 79">
          <svg:title/>
          <svg:desc/>
        </draw:connector>
        <draw:connector draw:type="standard" svg:x1="7.46999in" svg:y1="4.98501in" svg:x2="6.84645in" svg:y2="4.61375in" draw:id="id131" draw:style-name="a887" draw:transform="translate(-7.15822in -4.79938in) rotate(-1.5708) translate(7.15822in 4.79938in)" draw:name="Verbinder: gewinkelt 88">
          <svg:title/>
          <svg:desc/>
        </draw:connector>
        <draw:custom-shape svg:x="3.70401in" svg:y="1.62856in" svg:width="1.7115in" svg:height="0.85005in" draw:id="id133" draw:style-name="a890" draw:name="Rechteck 92">
          <svg:title/>
          <svg:desc/>
          <text:p text:style-name="a889" text:class-names="" text:cond-style-name="" text:id="id132"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893" draw:name="Textfeld 93" svg:x="3.83145in" svg:y="1.85163in" svg:width="1.40425in" svg:height="0.40391in">
          <draw:text-box>
            <text:p text:style-name="a892" text:class-names="" text:cond-style-name="" text:id="id134"><text:span text:style-name="a891" text:class-names="">Regression</text:span></text:p>
          </draw:text-box>
          <svg:title/>
          <svg:desc/>
        </draw:frame>
        <draw:frame draw:id="id136" draw:style-name="a900" draw:name="Textfeld 94" svg:x="0.53502in" svg:y="1.92539in" svg:width="2.49639in" svg:height="0.67318in">
          <draw:text-box>
            <text:p text:style-name="a895" text:class-names="" text:cond-style-name=""><text:span text:style-name="a894" text:class-names="">Magnetic Measurements</text:span></text:p>
            <text:p text:style-name="a899" text:class-names="" text:cond-style-name=""><text:span text:style-name="a896" text:class-names=""><text:tab/></text:span><draw:frame draw:style-name="a897" text:anchor-type="as-char" svg:x="1174.08278in" svg:y="0in" svg:width="0.21986in" svg:height="0.3in" style:rel-width="scale" style:rel-height="scale"><draw:object xlink:href="Object 14/" xlink:type="simple" xlink:show="embed" xlink:actuate="onLoad"/></draw:frame><text:span text:style-name="a898" text:class-names=""/></text:p>
          </draw:text-box>
          <svg:title/>
          <svg:desc/>
        </draw:frame>
        <draw:frame draw:id="id137" draw:style-name="a911" draw:name="Textfeld 95" svg:x="0.985in" svg:y="0.69178in" svg:width="1.48727in" svg:height="0.90879in">
          <draw:text-box>
            <text:p text:style-name="a902" text:class-names="" text:cond-style-name=""><text:span text:style-name="a901" text:class-names="">Ground Truth<text:s text:c="1"/></text:span></text:p>
            <text:p text:style-name="a906" text:class-names="" text:cond-style-name=""><text:span text:style-name="a903" text:class-names="">Position<text:s text:c="1"/></text:span><draw:frame draw:style-name="a904" text:anchor-type="as-char" svg:x="1174.08403in" svg:y="0in" svg:width="0.21736in" svg:height="0.3in" style:rel-width="scale" style:rel-height="scale"><draw:object xlink:href="Object 15/" xlink:type="simple" xlink:show="embed" xlink:actuate="onLoad"/></draw:frame><text:span text:style-name="a905" text:class-names=""/></text:p>
            <text:p text:style-name="a910" text:class-names="" text:cond-style-name=""><text:span text:style-name="a907" text:class-names="">Speed<text:s text:c="1"/></text:span><draw:frame draw:style-name="a908" text:anchor-type="as-char" svg:x="1174.06493in" svg:y="0in" svg:width="0.25549in" svg:height="0.3in" style:rel-width="scale" style:rel-height="scale"><draw:object xlink:href="Object 16/" xlink:type="simple" xlink:show="embed" xlink:actuate="onLoad"/></draw:frame><text:span text:style-name="a909" text:class-names=""/></text:p>
          </draw:text-box>
          <svg:title/>
          <svg:desc/>
        </draw:frame>
        <draw:connector draw:type="standard" svg:x1="2.47227in" svg:y1="1.14618in" draw:start-shape="id137" draw:start-glue-point="1" svg:x2="3.68918in" svg:y2="1.85163in" draw:id="id138" draw:style-name="a913" draw:name="Verbinder: gewinkelt 97">
          <svg:title/>
          <svg:desc/>
        </draw:connector>
        <draw:connector draw:type="line" svg:x1="3.03141in" svg:y1="2.26198in" draw:start-shape="id136" draw:start-glue-point="1" svg:x2="3.70401in" svg:y2="2.25554in" draw:id="id139" draw:style-name="a915" draw:name="Gerade Verbindung mit Pfeil 103">
          <svg:title/>
          <svg:desc/>
        </draw:connector>
        <draw:custom-shape svg:x="0.36364in" svg:y="0.54545in" svg:width="9.24434in" svg:height="2.29459in" draw:id="id140" draw:style-name="a919" draw:name="Rechteck: abgerundete Ecken 105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8.02677in" svg:y1="3.00399in" draw:start-shape="id121" draw:start-glue-point="2" svg:x2="6.47008in" svg:y2="3.19483in" draw:id="id141" draw:style-name="a921" draw:transform="translate(-7.24843in -3.09941in) rotate(-4.71239) translate(7.24843in 3.09941in)" draw:name="Verbinder: gewinkelt 107">
          <svg:title/>
          <svg:desc/>
        </draw:connector>
        <draw:connector draw:type="line" svg:x1="5.43034in" svg:y1="2.00129in" svg:x2="5.9705in" svg:y2="2.00129in" draw:end-shape="id121" draw:end-glue-point="3" draw:id="id142" draw:style-name="a923" draw:name="Gerade Verbindung mit Pfeil 110">
          <svg:title/>
          <svg:desc/>
        </draw:connector>
        <draw:frame draw:id="id143" draw:style-name="a926" draw:name="Textfeld 111" svg:x="8.38524in" svg:y="0.54545in" svg:width="0.92393in" svg:height="0.40391in">
          <draw:text-box>
            <text:p text:style-name="a925" text:class-names="" text:cond-style-name=""><text:span text:style-name="a924" text:class-names="">Offline</text:span></text:p>
          </draw:text-box>
          <svg:title/>
          <svg:desc/>
        </draw:frame>
        <draw:custom-shape svg:x="8.04151in" svg:y="4.87689in" svg:width="0.68745in" svg:height="0.42281in" draw:id="id144" draw:style-name="a929" draw:name="Rechteck: abgerundete Ecken 32">
          <svg:title/>
          <svg:desc/>
          <text:p text:style-name="a928" text:class-names="" text:cond-style-name=""><text:span text:style-name="a927" text:class-names="">Delay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1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5" draw:style-name="a930" draw:master-page-name="Master1-Layout7-blank-Leer" presentation:presentation-page-layout-name="Master1-PPL7" draw:id="Slide-260">
        <draw:custom-shape svg:x="2.68687in" svg:y="1.09091in" svg:width="5.80808in" svg:height="5.54545in" draw:id="id145" draw:style-name="a933" draw:name="Ellipse 1">
          <svg:title/>
          <svg:desc/>
          <text:p text:style-name="a932" text:class-names="" text:cond-style-name=""><text:span text:style-name="a931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45182in" svg:y="2.0403in" svg:width="1.09889in" svg:height="0.96982in" draw:id="id146" draw:style-name="a936" draw:name="Rechteck 2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3.98735in" svg:y1="1.60914in" svg:x2="5.0529in" svg:y2="2.50653in" draw:id="id147" draw:style-name="a939" draw:name="Verbinder: gewinkelt 4">
          <svg:title/>
          <svg:desc/>
        </draw:connector>
        <draw:connector draw:type="line" svg:x1="4.51035in" svg:y1="1.4602in" svg:x2="6.73713in" svg:y2="1.4602in" draw:id="id148" draw:style-name="a943" draw:name="Gerade Verbindung mit Pfeil 11">
          <svg:title/>
          <svg:desc/>
        </draw:connector>
        <draw:connector draw:type="line" svg:x1="3.0566in" svg:y1="2.92397in" svg:x2="3.0566in" svg:y2="4.88721in" draw:id="id149" draw:style-name="a947" draw:name="Gerade Verbindung mit Pfeil 13">
          <svg:title/>
          <svg:desc/>
        </draw:connector>
        <draw:connector draw:type="line" svg:x1="2.68687in" svg:y1="3.86364in" draw:start-shape="id145" draw:start-glue-point="3" svg:x2="8.49495in" svg:y2="3.86364in" draw:end-shape="id145" draw:end-glue-point="1" draw:id="id150" draw:style-name="a949" draw:name="Gerader Verbinder 62">
          <svg:title/>
          <svg:desc/>
        </draw:connector>
        <draw:connector draw:type="line" svg:x1="5.65657in" svg:y1="1.08081in" svg:x2="5.59091in" svg:y2="6.63636in" draw:end-shape="id145" draw:end-glue-point="2" draw:id="id151" draw:style-name="a951" draw:name="Gerader Verbinder 63">
          <svg:title/>
          <svg:desc/>
        </draw:connector>
        <draw:connector draw:type="line" svg:x1="5.59091in" svg:y1="3.86364in" svg:x2="4.55071in" svg:y2="3.00258in" draw:id="id152" draw:style-name="a953" draw:name="Gerade Verbindung mit Pfeil 67">
          <svg:title/>
          <svg:desc/>
        </draw:connector>
        <draw:connector draw:type="line" svg:x1="4.73737in" svg:y1="3.86364in" svg:x2="4.73737in" svg:y2="3.15152in" draw:id="id153" draw:style-name="a955" draw:name="Gerader Verbinder 69">
          <svg:title/>
          <svg:desc/>
        </draw:connector>
        <draw:frame draw:id="id154" draw:style-name="a959" draw:name="Textfeld 75" svg:x="4.07406in" svg:y="1.4703in" svg:width="0.52823in" svg:height="0.5722in">
          <draw:text-box>
            <text:p text:style-name="a958" text:class-names="" text:cond-style-name=""><draw:frame draw:style-name="a956" text:anchor-type="as-char" svg:x="1174.03278in" svg:y="0in" svg:width="0.31979in" svg:height="0.3in" style:rel-width="scale" style:rel-height="scale"><draw:object xlink:href="Object 17/" xlink:type="simple" xlink:show="embed" xlink:actuate="onLoad"/></draw:frame><text:span text:style-name="a957" text:class-names=""/></text:p>
          </draw:text-box>
          <svg:title/>
          <svg:desc/>
        </draw:frame>
        <draw:frame draw:id="id155" draw:style-name="a963" draw:name="Textfeld 81" svg:x="4.65386in" svg:y="1.82341in" svg:width="0.53658in" svg:height="0.60937in">
          <draw:text-box>
            <text:p text:style-name="a962" text:class-names="" text:cond-style-name=""><draw:frame draw:style-name="a960" text:anchor-type="as-char" svg:x="1174.02868in" svg:y="0in" svg:width="0.32806in" svg:height="0.32375in" style:rel-width="scale" style:rel-height="scale"><draw:object xlink:href="Object 18/" xlink:type="simple" xlink:show="embed" xlink:actuate="onLoad"/></draw:frame><text:span text:style-name="a961" text:class-names=""/></text:p>
          </draw:text-box>
          <svg:title/>
          <svg:desc/>
        </draw:frame>
        <draw:frame draw:id="id156" draw:style-name="a967" draw:name="Textfeld 82" svg:x="4.75925in" svg:y="3.33339in" svg:width="0.32947in" svg:height="0.5722in">
          <draw:text-box>
            <text:p text:style-name="a966" text:class-names="" text:cond-style-name=""><draw:frame draw:style-name="a964" text:anchor-type="as-char" svg:x="1174.04368in" svg:y="0in" svg:width="0.29806in" svg:height="0.3in" style:rel-width="scale" style:rel-height="scale"><draw:object xlink:href="Object 19/" xlink:type="simple" xlink:show="embed" xlink:actuate="onLoad"/></draw:frame><text:span text:style-name="a965" text:class-names=""/></text:p>
          </draw:text-box>
          <svg:title/>
          <svg:desc/>
        </draw:frame>
        <draw:frame draw:id="id157" draw:style-name="a971" draw:name="Textfeld 83" svg:x="4.92215in" svg:y="2.66629in" svg:width="0.44072in" svg:height="0.5722in">
          <draw:text-box>
            <text:p text:style-name="a970" text:class-names="" text:cond-style-name=""><draw:frame draw:style-name="a968" text:anchor-type="as-char" svg:x="1174.0684in" svg:y="0in" svg:width="0.24861in" svg:height="0.3in" style:rel-width="scale" style:rel-height="scale"><draw:object xlink:href="Object 20/" xlink:type="simple" xlink:show="embed" xlink:actuate="onLoad"/></draw:frame><text:span text:style-name="a969" text:class-names=""/></text:p>
          </draw:text-box>
          <svg:title/>
          <svg:desc/>
        </draw:frame>
        <draw:frame draw:id="id158" draw:style-name="a974" draw:name="Textfeld 84" svg:x="4.01819in" svg:y="5.5552in" svg:width="3.74703in" svg:height="0.63952in">
          <draw:text-box>
            <text:p text:style-name="a973" text:class-names="" text:cond-style-name=""><text:span text:style-name="a972" text:class-names="">Motor Rückseite</text:span></text:p>
          </draw:text-box>
          <svg:title/>
          <svg:desc/>
        </draw:frame>
        <draw:frame draw:id="id159" draw:style-name="a978" draw:name="Textfeld 88" svg:x="5.99316in" svg:y="1.30528in" svg:width="0.49598in" svg:height="0.5722in">
          <draw:text-box>
            <text:p text:style-name="a977" text:class-names="" text:cond-style-name=""><draw:frame draw:style-name="a975" text:anchor-type="as-char" svg:x="1174.04104in" svg:y="0in" svg:width="0.30333in" svg:height="0.3in" style:rel-width="scale" style:rel-height="scale"><draw:object xlink:href="Object 21/" xlink:type="simple" xlink:show="embed" xlink:actuate="onLoad"/></draw:frame><text:span text:style-name="a976" text:class-names=""/></text:p>
          </draw:text-box>
          <svg:title/>
          <svg:desc/>
        </draw:frame>
        <draw:frame draw:id="id160" draw:style-name="a982" draw:name="Textfeld 89" svg:x="3.04191in" svg:y="3.82348in" svg:width="0.48329in" svg:height="0.5722in">
          <draw:text-box>
            <text:p text:style-name="a981" text:class-names="" text:cond-style-name=""><draw:frame draw:style-name="a979" text:anchor-type="as-char" svg:x="1174.04729in" svg:y="0in" svg:width="0.29076in" svg:height="0.3in" style:rel-width="scale" style:rel-height="scale"><draw:object xlink:href="Object 22/" xlink:type="simple" xlink:show="embed" xlink:actuate="onLoad"/></draw:frame><text:span text:style-name="a980" text:class-names=""/></text:p>
          </draw:text-box>
          <svg:title/>
          <svg:desc/>
        </draw:frame>
        <draw:frame draw:id="id161" draw:style-name="a985" draw:name="Textfeld 98" svg:x="3.55318in" svg:y="2.54848in" svg:width="0.89617in" svg:height="0.40391in">
          <draw:text-box>
            <text:p text:style-name="a984" text:class-names="" text:cond-style-name=""><text:span text:style-name="a983" text:class-names="">Sensor</text:span></text:p>
          </draw:text-box>
          <svg:title/>
          <svg:desc/>
        </draw:frame>
      </draw:page>
      <draw:page draw:name="Slide6" draw:style-name="a986" draw:master-page-name="Master1-Layout7-blank-Leer" presentation:presentation-page-layout-name="Master1-PPL7" draw:id="Slide-261">
        <draw:custom-shape svg:x="2.68687in" svg:y="1.09091in" svg:width="5.80808in" svg:height="5.54545in" draw:id="id162" draw:style-name="a989" draw:name="Ellipse 2">
          <svg:title/>
          <svg:desc/>
          <text:p text:style-name="a988" text:class-names="" text:cond-style-name=""><text:span text:style-name="a987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429in" svg:y="2.08333in" svg:width="0.75758in" svg:height="0.71717in" draw:id="id163" draw:style-name="a992" draw:name="Rechteck 3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3.92924in" svg:y1="1.76115in" svg:x2="4.65318in" svg:y2="2.47436in" draw:id="id164" draw:style-name="a995" draw:name="Verbinder: gewinkelt 4">
          <svg:title/>
          <svg:desc/>
        </draw:connector>
        <draw:connector draw:type="line" svg:x1="2.68687in" svg:y1="3.86364in" draw:start-shape="id162" draw:start-glue-point="3" svg:x2="8.49495in" svg:y2="3.86364in" draw:end-shape="id162" draw:end-glue-point="1" draw:id="id165" draw:style-name="a997" draw:name="Gerader Verbinder 7">
          <svg:title/>
          <svg:desc/>
        </draw:connector>
        <draw:connector draw:type="line" svg:x1="5.65657in" svg:y1="1.08081in" svg:x2="5.59091in" svg:y2="6.63636in" draw:end-shape="id162" draw:end-glue-point="2" draw:id="id166" draw:style-name="a999" draw:name="Gerader Verbinder 8">
          <svg:title/>
          <svg:desc/>
        </draw:connector>
        <draw:connector draw:type="line" svg:x1="5.6373in" svg:y1="3.87374in" svg:x2="4.31187in" svg:y2="2.8005in" draw:id="id167" draw:style-name="a1001" draw:name="Gerade Verbindung mit Pfeil 9">
          <svg:title/>
          <svg:desc/>
        </draw:connector>
        <draw:connector draw:type="line" svg:x1="4.73737in" svg:y1="3.86364in" svg:x2="4.73737in" svg:y2="3.15152in" draw:id="id168" draw:style-name="a1003" draw:name="Gerader Verbinder 10">
          <svg:title/>
          <svg:desc/>
        </draw:connector>
        <draw:frame draw:id="id169" draw:style-name="a1007" draw:name="Textfeld 11" svg:x="3.91116in" svg:y="1.59138in" svg:width="0.52823in" svg:height="0.40391in">
          <draw:text-box>
            <text:p text:style-name="a1006" text:class-names="" text:cond-style-name=""><draw:frame draw:style-name="a1004" text:anchor-type="as-char" svg:x="1174.03278in" svg:y="0in" svg:width="0.31979in" svg:height="0.3in" style:rel-width="scale" style:rel-height="scale"><draw:object xlink:href="Object 23/" xlink:type="simple" xlink:show="embed" xlink:actuate="onLoad"/></draw:frame><text:span text:style-name="a1005" text:class-names=""/></text:p>
          </draw:text-box>
          <svg:title/>
          <svg:desc/>
        </draw:frame>
        <draw:frame draw:id="id170" draw:style-name="a1011" draw:name="Textfeld 12" svg:x="4.26123in" svg:y="1.96618in" svg:width="0.53658in" svg:height="0.42789in">
          <draw:text-box>
            <text:p text:style-name="a1010" text:class-names="" text:cond-style-name=""><draw:frame draw:style-name="a1008" text:anchor-type="as-char" svg:x="1174.02868in" svg:y="0in" svg:width="0.32806in" svg:height="0.32375in" style:rel-width="scale" style:rel-height="scale"><draw:object xlink:href="Object 24/" xlink:type="simple" xlink:show="embed" xlink:actuate="onLoad"/></draw:frame><text:span text:style-name="a1009" text:class-names=""/></text:p>
          </draw:text-box>
          <svg:title/>
          <svg:desc/>
        </draw:frame>
        <draw:frame draw:id="id171" draw:style-name="a1015" draw:name="Textfeld 13" svg:x="4.83341in" svg:y="3.42081in" svg:width="0.32947in" svg:height="0.43147in">
          <draw:text-box>
            <text:p text:style-name="a1014" text:class-names="" text:cond-style-name=""><draw:frame draw:style-name="a1012" text:anchor-type="as-char" svg:x="1174.00493in" svg:y="0in" svg:width="0.37549in" svg:height="0.32729in" style:rel-width="scale" style:rel-height="scale"><draw:object xlink:href="Object 25/" xlink:type="simple" xlink:show="embed" xlink:actuate="onLoad"/></draw:frame><text:span text:style-name="a1013" text:class-names=""/></text:p>
          </draw:text-box>
          <svg:title/>
          <svg:desc/>
        </draw:frame>
        <draw:frame draw:id="id172" draw:style-name="a1019" draw:name="Textfeld 14" svg:x="4.76894in" svg:y="2.80063in" svg:width="0.44072in" svg:height="0.43147in">
          <draw:text-box>
            <text:p text:style-name="a1018" text:class-names="" text:cond-style-name=""><draw:frame draw:style-name="a1016" text:anchor-type="as-char" svg:x="1174.02965in" svg:y="0in" svg:width="0.32604in" svg:height="0.32729in" style:rel-width="scale" style:rel-height="scale"><draw:object xlink:href="Object 26/" xlink:type="simple" xlink:show="embed" xlink:actuate="onLoad"/></draw:frame><text:span text:style-name="a1017" text:class-names=""/></text:p>
          </draw:text-box>
          <svg:title/>
          <svg:desc/>
        </draw:frame>
        <draw:frame draw:id="id173" draw:style-name="a1022" draw:name="Textfeld 15" svg:x="4.66419in" svg:y="0.52692in" svg:width="1.98475in" svg:height="0.43757in">
          <draw:text-box>
            <text:p text:style-name="a1021" text:class-names="" text:cond-style-name=""><text:span text:style-name="a1020" text:class-names="">Motor Backside</text:span></text:p>
          </draw:text-box>
          <svg:title/>
          <svg:desc/>
        </draw:frame>
        <draw:frame draw:id="id174" draw:style-name="a1025" draw:name="Textfeld 18" svg:x="3.55429in" svg:y="2.43181in" svg:width="0.82079in" svg:height="0.37025in">
          <draw:text-box>
            <text:p text:style-name="a1024" text:class-names="" text:cond-style-name=""><text:span text:style-name="a1023" text:class-names="">Sensor</text:span></text:p>
          </draw:text-box>
          <svg:title/>
          <svg:desc/>
        </draw:frame>
        <draw:custom-shape svg:x="7.01389in" svg:y="4.76515in" svg:width="0.75758in" svg:height="0.71717in" draw:id="id175" draw:style-name="a1028" draw:name="Rechteck 36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38884in" svg:y1="4.44296in" svg:x2="8.11278in" svg:y2="5.15618in" draw:id="id176" draw:style-name="a1031" draw:name="Verbinder: gewinkelt 37">
          <svg:title/>
          <svg:desc/>
        </draw:connector>
        <draw:frame draw:id="id177" draw:style-name="a1035" draw:name="Textfeld 38" svg:x="7.37076in" svg:y="4.2732in" svg:width="0.52823in" svg:height="0.40391in">
          <draw:text-box>
            <text:p text:style-name="a1034" text:class-names="" text:cond-style-name=""><draw:frame draw:style-name="a1032" text:anchor-type="as-char" svg:x="1174.03278in" svg:y="0in" svg:width="0.31979in" svg:height="0.3in" style:rel-width="scale" style:rel-height="scale"><draw:object xlink:href="Object 27/" xlink:type="simple" xlink:show="embed" xlink:actuate="onLoad"/></draw:frame><text:span text:style-name="a1033" text:class-names=""/></text:p>
          </draw:text-box>
          <svg:title/>
          <svg:desc/>
        </draw:frame>
        <draw:frame draw:id="id178" draw:style-name="a1039" draw:name="Textfeld 39" svg:x="7.72083in" svg:y="4.648in" svg:width="0.53658in" svg:height="0.42789in">
          <draw:text-box>
            <text:p text:style-name="a1038" text:class-names="" text:cond-style-name=""><draw:frame draw:style-name="a1036" text:anchor-type="as-char" svg:x="1174.02868in" svg:y="0in" svg:width="0.32806in" svg:height="0.32375in" style:rel-width="scale" style:rel-height="scale"><draw:object xlink:href="Object 28/" xlink:type="simple" xlink:show="embed" xlink:actuate="onLoad"/></draw:frame><text:span text:style-name="a1037" text:class-names=""/></text:p>
          </draw:text-box>
          <svg:title/>
          <svg:desc/>
        </draw:frame>
        <draw:frame draw:id="id179" draw:style-name="a1042" draw:name="Textfeld 40" svg:x="7.01389in" svg:y="5.11363in" svg:width="0.82079in" svg:height="0.37025in">
          <draw:text-box>
            <text:p text:style-name="a1041" text:class-names="" text:cond-style-name=""><text:span text:style-name="a1040" text:class-names="">Sensor</text:span></text:p>
          </draw:text-box>
          <svg:title/>
          <svg:desc/>
        </draw:frame>
        <draw:frame draw:id="id180" draw:style-name="a1045" draw:name="Textfeld 42" svg:x="5.62374in" svg:y="5.63038in" svg:width="1.95768in" svg:height="0.40391in">
          <draw:text-box>
            <text:p text:style-name="a1044" text:class-names="" text:cond-style-name=""><text:span text:style-name="a1043" text:class-names="">Previous Position</text:span></text:p>
          </draw:text-box>
          <svg:title/>
          <svg:desc/>
        </draw:frame>
        <draw:frame draw:id="id181" draw:style-name="a1048" draw:name="Textfeld 43" svg:x="2.68365in" svg:y="3.43441in" svg:width="1.86372in" svg:height="0.40391in">
          <draw:text-box>
            <text:p text:style-name="a1047" text:class-names="" text:cond-style-name=""><text:span text:style-name="a1046" text:class-names="">Current Position</text:span></text:p>
          </draw:text-box>
          <svg:title/>
          <svg:desc/>
        </draw:frame>
        <draw:connector draw:type="line" svg:x1="5.643in" svg:y1="3.87374in" svg:x2="7.00819in" svg:y2="4.79998in" draw:id="id182" draw:style-name="a1050" draw:name="Gerade Verbindung mit Pfeil 44">
          <svg:title/>
          <svg:desc/>
        </draw:connector>
        <draw:frame draw:id="id183" draw:style-name="a1054" draw:name="Textfeld 51" svg:x="5.89166in" svg:y="4.25942in" svg:width="0.44072in" svg:height="0.44205in">
          <draw:text-box>
            <text:p text:style-name="a1053" text:class-names="" text:cond-style-name=""><draw:frame draw:style-name="a1051" text:anchor-type="as-char" svg:x="1174.02271in" svg:y="0in" svg:width="0.33993in" svg:height="0.32729in" style:rel-width="scale" style:rel-height="scale"><draw:object xlink:href="Object 29/" xlink:type="simple" xlink:show="embed" xlink:actuate="onLoad"/></draw:frame><text:span text:style-name="a1052" text:class-names=""/></text:p>
          </draw:text-box>
          <svg:title/>
          <svg:desc/>
        </draw:frame>
        <draw:connector draw:type="line" svg:x1="6.7748in" svg:y1="4.648in" svg:x2="6.76548in" svg:y2="3.85479in" draw:id="id184" draw:style-name="a1056" draw:name="Gerader Verbinder 52">
          <svg:title/>
          <svg:desc/>
        </draw:connector>
        <draw:frame draw:id="id185" draw:style-name="a1060" draw:name="Textfeld 56" svg:x="5.643in" svg:y="3.85982in" svg:width="1.49583in" svg:height="0.3213in">
          <draw:text-box>
            <text:p text:style-name="a1059" text:class-names="" text:cond-style-name=""><draw:frame draw:style-name="a1057" text:anchor-type="as-char" svg:x="1173.64035in" svg:y="0in" svg:width="1.10465in" svg:height="0.32729in" style:rel-width="scale" style:rel-height="scale"><draw:object xlink:href="Object 30/" xlink:type="simple" xlink:show="embed" xlink:actuate="onLoad"/></draw:frame><text:span text:style-name="a1058" text:class-names=""/></text:p>
          </draw:text-box>
          <svg:title/>
          <svg:desc/>
        </draw:frame>
      </draw:page>
      <draw:page draw:name="Slide8" draw:style-name="a1061" draw:master-page-name="Master1-Layout7-blank-Leer" presentation:presentation-page-layout-name="Master1-PPL7" draw:id="Slide-263">
        <draw:custom-shape svg:x="2.68687in" svg:y="1.09091in" svg:width="5.98386in" svg:height="4.3725in" draw:id="id186" draw:style-name="a1064" draw:name="Ellipse 2">
          <svg:title/>
          <svg:desc/>
          <text:p text:style-name="a1063" text:class-names="" text:cond-style-name=""><text:span text:style-name="a1062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3644in" svg:y="2.10205in" svg:width="0.75758in" svg:height="0.71717in" draw:id="id187" draw:style-name="a1067" draw:name="Rechteck 3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27497in" svg:y1="2.10365in" draw:start-shape="id187" draw:start-glue-point="0" svg:x2="3.91363in" svg:y2="2.46179in" draw:id="id188" draw:style-name="a1070" draw:transform="translate(-4.0943in -2.28272in) rotate(-4.71239) translate(4.0943in 2.28272in)" draw:name="Verbinder: gewinkelt 4">
          <svg:title/>
          <svg:desc/>
        </draw:connector>
        <draw:connector draw:type="line" svg:x1="2.68687in" svg:y1="3.27716in" draw:start-shape="id186" draw:start-glue-point="3" svg:x2="8.67073in" svg:y2="3.27716in" draw:end-shape="id186" draw:end-glue-point="1" draw:id="id189" draw:style-name="a1072" draw:name="Gerader Verbinder 7">
          <svg:title/>
          <svg:desc/>
        </draw:connector>
        <draw:connector draw:type="line" svg:x1="5.65657in" svg:y1="1.08081in" svg:x2="5.6788in" svg:y2="5.46342in" draw:end-shape="id186" draw:end-glue-point="2" draw:id="id190" draw:style-name="a1074" draw:name="Gerader Verbinder 8">
          <svg:title/>
          <svg:desc/>
        </draw:connector>
        <draw:frame draw:id="id191" draw:style-name="a1078" draw:name="Textfeld 11" svg:x="3.46125in" svg:y="2.03702in" svg:width="0.52823in" svg:height="0.30293in">
          <draw:text-box>
            <text:p text:style-name="a1077" text:class-names="" text:cond-style-name=""><draw:frame draw:style-name="a1075" text:anchor-type="as-char" svg:x="1174.03278in" svg:y="0in" svg:width="0.31979in" svg:height="0.3in" style:rel-width="scale" style:rel-height="scale"><draw:object xlink:href="Object 31/" xlink:type="simple" xlink:show="embed" xlink:actuate="onLoad"/></draw:frame><text:span text:style-name="a1076" text:class-names=""/></text:p>
          </draw:text-box>
          <svg:title/>
          <svg:desc/>
        </draw:frame>
        <draw:frame draw:id="id192" draw:style-name="a1082" draw:name="Textfeld 12" svg:x="3.97844in" svg:y="2.13079in" svg:width="0.53658in" svg:height="0.31892in">
          <draw:text-box>
            <text:p text:style-name="a1081" text:class-names="" text:cond-style-name=""><draw:frame draw:style-name="a1079" text:anchor-type="as-char" svg:x="1174.02868in" svg:y="0in" svg:width="0.32806in" svg:height="0.32375in" style:rel-width="scale" style:rel-height="scale"><draw:object xlink:href="Object 32/" xlink:type="simple" xlink:show="embed" xlink:actuate="onLoad"/></draw:frame><text:span text:style-name="a1080" text:class-names=""/></text:p>
          </draw:text-box>
          <svg:title/>
          <svg:desc/>
        </draw:frame>
        <draw:frame draw:id="id193" draw:style-name="a1085" draw:name="Textfeld 15" svg:x="4.66419in" svg:y="0.52692in" svg:width="1.98475in" svg:height="0.43757in">
          <draw:text-box>
            <text:p text:style-name="a1084" text:class-names="" text:cond-style-name=""><text:span text:style-name="a1083" text:class-names="">Motor Backside</text:span></text:p>
          </draw:text-box>
          <svg:title/>
          <svg:desc/>
        </draw:frame>
        <draw:frame draw:id="id194" draw:style-name="a1088" draw:name="Textfeld 18" svg:x="3.53644in" svg:y="2.45053in" svg:width="0.82079in" svg:height="0.37025in">
          <draw:text-box>
            <text:p text:style-name="a1087" text:class-names="" text:cond-style-name=""><text:span text:style-name="a1086" text:class-names="">Sensor</text:span></text:p>
          </draw:text-box>
          <svg:title/>
          <svg:desc/>
        </draw:frame>
        <draw:custom-shape svg:x="2.58016in" svg:y="2.10205in" svg:width="0.75758in" svg:height="0.71717in" draw:id="id195" draw:style-name="a1092" draw:name="Rechteck 3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draw:style-name="a1095" draw:name="Textfeld 18" svg:x="2.58016in" svg:y="2.45053in" svg:width="0.82079in" svg:height="0.37025in">
          <draw:text-box>
            <text:p text:style-name="a1094" text:class-names="" text:cond-style-name=""><text:span text:style-name="a1093" text:class-names="">Sensor</text:span></text:p>
          </draw:text-box>
          <svg:title/>
          <svg:desc/>
        </draw:frame>
        <draw:custom-shape svg:x="4.59217in" svg:y="2.10468in" svg:width="0.75758in" svg:height="0.71717in" draw:id="id197" draw:style-name="a1099" draw:name="Rechteck 3">
          <svg:title/>
          <svg:desc/>
          <text:p text:style-name="a1097" text:class-names="" text:cond-style-name=""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8" draw:style-name="a1102" draw:name="Textfeld 18" svg:x="4.59217in" svg:y="2.45316in" svg:width="0.82079in" svg:height="0.37025in">
          <draw:text-box>
            <text:p text:style-name="a1101" text:class-names="" text:cond-style-name=""><text:span text:style-name="a1100" text:class-names="">Sensor</text:span></text:p>
          </draw:text-box>
          <svg:title/>
          <svg:desc/>
        </draw:frame>
        <draw:custom-shape svg:x="2.87451in" svg:y="2.99456in" svg:width="2.29484in" svg:height="0.27755in" draw:id="id199" draw:style-name="a1105" draw:name="Pfeil: nach links und rechts 47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2.30792in" svg:y="2.02186in" svg:width="3.10504in" svg:height="0.90949in" draw:id="id200" draw:style-name="a1109" draw:name="Rechteck 48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1110" draw:master-page-name="Master1-Layout7-blank-Leer" presentation:presentation-page-layout-name="Master1-PPL7" draw:id="Slide-262">
        <draw:frame draw:id="id201" draw:style-name="a1111" draw:name="Grafik 2" svg:x="0.02273in" svg:y="1.23548in" svg:width="4.42929in" svg:height="3.87563in" style:rel-width="scale" style:rel-height="scale">
          <draw:image xlink:href="media/image3.jpeg" xlink:type="simple" xlink:show="embed" xlink:actuate="onLoad"/>
          <svg:title/>
          <svg:desc/>
        </draw:frame>
        <draw:frame draw:id="id202" draw:style-name="a1112" draw:name="Grafik 4" svg:x="4.45202in" svg:y="1.23548in" svg:width="4.42929in" svg:height="3.87563in" style:rel-width="scale" style:rel-height="scale">
          <draw:image xlink:href="media/image4.jpeg" xlink:type="simple" xlink:show="embed" xlink:actuate="onLoad"/>
          <svg:title/>
          <svg:desc/>
        </draw:frame>
        <draw:frame draw:id="id203" draw:style-name="a1113" draw:name="Grafik 5" svg:x="8.88131in" svg:y="1.23548in" svg:width="4.42929in" svg:height="3.87563in" style:rel-width="scale" style:rel-height="scale">
          <draw:image xlink:href="media/image5.jpeg" xlink:type="simple" xlink:show="embed" xlink:actuate="onLoad"/>
          <svg:title/>
          <svg:desc/>
        </draw:frame>
        <draw:custom-shape svg:x="3.94106in" svg:y="5.29404in" svg:width="5.45122in" svg:height="0.81707in" draw:id="id204" draw:style-name="a1116" draw:name="Pfeil: nach links und rechts 8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4.36665in" svg:y="1.27207in" svg:width="4.42929in" svg:height="3.78184in" draw:id="id205" draw:style-name="a1119" draw:name="Rechteck 9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draw:style-name="a1122" draw:name="Textfeld 10" svg:x="5.72499in" svg:y="0.83157in" svg:width="1.92816in" svg:height="0.40391in">
          <draw:text-box>
            <text:p text:style-name="a1121" text:class-names="" text:cond-style-name=""><text:span text:style-name="a1120" text:class-names="">Original Position</text:span></text:p>
          </draw:text-box>
          <svg:title/>
          <svg:desc/>
        </draw:frame>
        <draw:frame draw:id="id207" draw:style-name="a1126" draw:name="Textfeld 11" svg:x="1.65781in" svg:y="5.50062in" svg:width="1.41858in" svg:height="0.40391in">
          <draw:text-box>
            <text:p text:style-name="a1125" text:class-names="" text:cond-style-name=""><draw:frame draw:style-name="a1123" text:anchor-type="as-char" svg:x="1173.63715in" svg:y="0in" svg:width="1.11111in" svg:height="0.3in" style:rel-width="scale" style:rel-height="scale"><draw:object xlink:href="Object 33/" xlink:type="simple" xlink:show="embed" xlink:actuate="onLoad"/></draw:frame><text:span text:style-name="a1124" text:class-names="">!!</text:span></text:p>
          </draw:text-box>
          <svg:title/>
          <svg:desc/>
        </draw:frame>
        <draw:frame draw:id="id208" draw:style-name="a1130" draw:name="Textfeld 12" svg:x="10.28265in" svg:y="5.51343in" svg:width="1.41858in" svg:height="0.40391in">
          <draw:text-box>
            <text:p text:style-name="a1129" text:class-names="" text:cond-style-name=""><draw:frame draw:style-name="a1127" text:anchor-type="as-char" svg:x="1173.63715in" svg:y="0in" svg:width="1.11111in" svg:height="0.3in" style:rel-width="scale" style:rel-height="scale"><draw:object xlink:href="Object 34/" xlink:type="simple" xlink:show="embed" xlink:actuate="onLoad"/></draw:frame><text:span text:style-name="a1128" text:class-names="">!!</text:span></text:p>
          </draw:text-box>
          <svg:title/>
          <svg:desc/>
        </draw:frame>
      </draw:page>
      <draw:page draw:name="Slide11" draw:style-name="a1131" draw:master-page-name="Master1-Layout7-blank-Leer" presentation:presentation-page-layout-name="Master1-PPL7" draw:id="Slide-266">
        <draw:frame draw:id="id209" draw:style-name="a1132" draw:name="Grafik 6" svg:x="3.18786in" svg:y="0in" svg:width="6.95761in" svg:height="7.5in" style:rel-width="scale" style:rel-height="scale">
          <draw:image xlink:href="media/image6.jpeg" xlink:type="simple" xlink:show="embed" xlink:actuate="onLoad"/>
          <svg:title/>
          <svg:desc/>
        </draw:frame>
        <draw:custom-shape svg:x="5.75519in" svg:y="3.58121in" svg:width="0.75758in" svg:height="0.71717in" draw:id="id210" draw:style-name="a1135" draw:name="Rechteck 3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1" draw:style-name="a1139" draw:name="Textfeld 11" svg:x="5.30951in" svg:y="2.73865in" svg:width="0.52823in" svg:height="0.50488in">
          <draw:text-box>
            <text:p text:style-name="a1138" text:class-names="" text:cond-style-name=""><draw:frame draw:style-name="a1136" text:anchor-type="as-char" svg:x="1174.03278in" svg:y="0in" svg:width="0.31979in" svg:height="0.3in" style:rel-width="scale" style:rel-height="scale"><draw:object xlink:href="Object 35/" xlink:type="simple" xlink:show="embed" xlink:actuate="onLoad"/></draw:frame><text:span text:style-name="a1137" text:class-names=""/></text:p>
          </draw:text-box>
          <svg:title/>
          <svg:desc/>
        </draw:frame>
        <draw:frame draw:id="id212" draw:style-name="a1143" draw:name="Textfeld 12" svg:x="6.58333in" svg:y="3.99909in" svg:width="0.53658in" svg:height="0.53679in">
          <draw:text-box>
            <text:p text:style-name="a1142" text:class-names="" text:cond-style-name=""><draw:frame draw:style-name="a1140" text:anchor-type="as-char" svg:x="1174.02868in" svg:y="0in" svg:width="0.32806in" svg:height="0.32375in" style:rel-width="scale" style:rel-height="scale"><draw:object xlink:href="Object 36/" xlink:type="simple" xlink:show="embed" xlink:actuate="onLoad"/></draw:frame><text:span text:style-name="a1141" text:class-names=""/></text:p>
          </draw:text-box>
          <svg:title/>
          <svg:desc/>
        </draw:frame>
        <draw:frame draw:id="id213" draw:style-name="a1146" draw:name="Textfeld 18" svg:x="5.75519in" svg:y="3.92969in" svg:width="0.82079in" svg:height="0.37025in">
          <draw:text-box>
            <text:p text:style-name="a1145" text:class-names="" text:cond-style-name=""><text:span text:style-name="a1144" text:class-names="">Sensor</text:span></text:p>
          </draw:text-box>
          <svg:title/>
          <svg:desc/>
        </draw:frame>
        <draw:custom-shape svg:x="5.64558in" svg:y="3.50102in" svg:width="0.97797in" svg:height="1.69645in" draw:id="id214" draw:style-name="a1150" draw:name="Rechteck 16">
          <svg:title/>
          <svg:desc/>
          <text:p text:style-name="a1148" text:class-names="" text:cond-style-name=""><text:span text:style-name="a11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17845in" svg:y1="2.77912in" svg:x2="6.02137in" svg:y2="3.75708in" draw:id="id215" draw:style-name="a1153" draw:transform="translate(-6.59991in -3.2681in) rotate(-4.71239) translate(6.59991in 3.2681in)" draw:name="Verbinder: gewinkelt 38">
          <svg:title/>
          <svg:desc/>
        </draw:connector>
        <draw:frame draw:id="id216" draw:style-name="a1156" draw:name="Textfeld 45" svg:x="1.56427in" svg:y="3.75in" svg:width="1.49319in" svg:height="0.40391in">
          <draw:text-box>
            <text:p text:style-name="a1155" text:class-names="" text:cond-style-name=""><text:span text:style-name="a1154" text:class-names="">Alte Position</text:span></text:p>
          </draw:text-box>
          <svg:title/>
          <svg:desc/>
        </draw:frame>
        <draw:connector draw:type="line" svg:x1="3.05746in" svg:y1="3.95196in" draw:start-shape="id216" draw:start-glue-point="1" svg:x2="5.75519in" svg:y2="3.93979in" draw:end-shape="id210" draw:end-glue-point="3" draw:id="id217" draw:style-name="a1157" draw:name="Gerader Verbinder 47">
          <svg:title/>
          <svg:desc/>
        </draw:connector>
        <draw:frame draw:id="id218" draw:style-name="a1160" draw:name="Textfeld 48" svg:x="1.68463in" svg:y="3.34609in" svg:width="2.09688in" svg:height="0.40391in">
          <draw:text-box>
            <text:p text:style-name="a1159" text:class-names="" text:cond-style-name=""><text:span text:style-name="a1158" text:class-names="">Translationbereich</text:span></text:p>
          </draw:text-box>
          <svg:title/>
          <svg:desc/>
        </draw:frame>
        <draw:connector draw:type="line" svg:x1="3.78151in" svg:y1="3.54804in" draw:start-shape="id218" draw:start-glue-point="1" svg:x2="5.64558in" svg:y2="3.54804in" draw:id="id219" draw:style-name="a1161" draw:name="Gerader Verbinder 50">
          <svg:title/>
          <svg:desc/>
        </draw:connector>
        <draw:frame draw:id="id220" draw:style-name="a1164" draw:name="Textfeld 51" svg:x="8.52083in" svg:y="5.19792in" svg:width="1.33668in" svg:height="0.70684in">
          <draw:text-box>
            <text:p text:style-name="a1163" text:class-names="" text:cond-style-name=""><text:span text:style-name="a1162" text:class-names="">Rotor</text:span></text:p>
          </draw:text-box>
          <svg:title/>
          <svg:desc/>
        </draw:frame>
        <draw:frame draw:id="id221" draw:style-name="a1167" draw:name="Textfeld 52" svg:x="1.80539in" svg:y="4.99596in" svg:width="1.36431in" svg:height="0.40391in">
          <draw:text-box>
            <text:p text:style-name="a1166" text:class-names="" text:cond-style-name=""><text:span text:style-name="a1165" text:class-names="">Statorspule</text:span></text:p>
          </draw:text-box>
          <svg:title/>
          <svg:desc/>
        </draw:frame>
        <draw:connector draw:type="line" svg:x1="3.16969in" svg:y1="5.19791in" draw:start-shape="id221" draw:start-glue-point="1" svg:x2="4.17708in" svg:y2="5.19792in" draw:id="id222" draw:style-name="a1168" draw:name="Gerader Verbinder 54">
          <svg:title/>
          <svg:desc/>
        </draw:connector>
        <draw:frame draw:id="id223" draw:style-name="a1171" draw:name="Textfeld 61" svg:x="4.6907in" svg:y="5.19805in" svg:width="0.70333in" svg:height="0.63952in">
          <draw:text-box>
            <text:p text:style-name="a1170" text:class-names="" text:cond-style-name=""><text:span text:style-name="a1169" text:class-names="">(1)</text:span></text:p>
          </draw:text-box>
          <svg:title/>
          <svg:desc/>
        </draw:frame>
        <draw:frame draw:id="id224" draw:style-name="a1174" draw:name="Textfeld 62" svg:x="7.72375in" svg:y="1.27549in" svg:width="0.70333in" svg:height="0.63952in">
          <draw:text-box>
            <text:p text:style-name="a1173" text:class-names="" text:cond-style-name=""><text:span text:style-name="a1172" text:class-names="">(2)</text:span></text:p>
          </draw:text-box>
          <svg:title/>
          <svg:desc/>
        </draw:frame>
      </draw:page>
      <draw:page draw:name="Slide22" draw:style-name="a1175" draw:master-page-name="Master1-Layout7-blank-Leer" presentation:presentation-page-layout-name="Master1-PPL7" draw:id="Slide-277">
        <draw:frame draw:id="id225" draw:style-name="a1176" draw:name="Grafik 6" svg:x="3.18786in" svg:y="0in" svg:width="6.95761in" svg:height="7.5in" style:rel-width="scale" style:rel-height="scale">
          <draw:image xlink:href="media/image6.jpeg" xlink:type="simple" xlink:show="embed" xlink:actuate="onLoad"/>
          <svg:title/>
          <svg:desc/>
        </draw:frame>
        <draw:custom-shape svg:x="5.74509in" svg:y="4.19737in" svg:width="0.75758in" svg:height="0.71717in" draw:id="id226" draw:style-name="a1179" draw:name="Rechteck 3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7" draw:style-name="a1183" draw:name="Textfeld 11" svg:x="5.48097in" svg:y="3.26581in" svg:width="0.52823in" svg:height="0.40391in">
          <draw:text-box>
            <text:p text:style-name="a1182" text:class-names="" text:cond-style-name=""><draw:frame draw:style-name="a1180" text:anchor-type="as-char" svg:x="1174.03278in" svg:y="0in" svg:width="0.31979in" svg:height="0.3in" style:rel-width="scale" style:rel-height="scale"><draw:object xlink:href="Object 37/" xlink:type="simple" xlink:show="embed" xlink:actuate="onLoad"/></draw:frame><text:span text:style-name="a1181" text:class-names=""/></text:p>
          </draw:text-box>
          <svg:title/>
          <svg:desc/>
        </draw:frame>
        <draw:frame draw:id="id228" draw:style-name="a1187" draw:name="Textfeld 12" svg:x="6.57067in" svg:y="4.46258in" svg:width="0.53658in" svg:height="0.42789in">
          <draw:text-box>
            <text:p text:style-name="a1186" text:class-names="" text:cond-style-name=""><draw:frame draw:style-name="a1184" text:anchor-type="as-char" svg:x="1174.02868in" svg:y="0in" svg:width="0.32806in" svg:height="0.32375in" style:rel-width="scale" style:rel-height="scale"><draw:object xlink:href="Object 38/" xlink:type="simple" xlink:show="embed" xlink:actuate="onLoad"/></draw:frame><text:span text:style-name="a1185" text:class-names=""/></text:p>
          </draw:text-box>
          <svg:title/>
          <svg:desc/>
        </draw:frame>
        <draw:frame draw:id="id229" draw:style-name="a1190" draw:name="Textfeld 18" svg:x="5.74509in" svg:y="4.54585in" svg:width="0.82079in" svg:height="0.37025in">
          <draw:text-box>
            <text:p text:style-name="a1189" text:class-names="" text:cond-style-name=""><text:span text:style-name="a1188" text:class-names="">Sensor</text:span></text:p>
          </draw:text-box>
          <svg:title/>
          <svg:desc/>
        </draw:frame>
        <draw:custom-shape svg:x="4.51657in" svg:y="4.11718in" svg:width="3.10504in" svg:height="0.90949in" draw:id="id230" draw:style-name="a1194" draw:name="Rechteck 16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19292in" svg:y1="3.40443in" svg:x2="6.03584in" svg:y2="4.38239in" draw:id="id231" draw:style-name="a1197" draw:transform="translate(-6.61438in -3.89341in) rotate(-4.71239) translate(6.61438in 3.89341in)" draw:name="Verbinder: gewinkelt 38">
          <svg:title/>
          <svg:desc/>
        </draw:connector>
        <draw:frame draw:id="id232" draw:style-name="a1200" draw:name="Textfeld 51" svg:x="8.52083in" svg:y="5.19792in" svg:width="1.33668in" svg:height="0.70684in">
          <draw:text-box>
            <text:p text:style-name="a1199" text:class-names="" text:cond-style-name=""><text:span text:style-name="a1198" text:class-names="">Rotor</text:span></text:p>
          </draw:text-box>
          <svg:title/>
          <svg:desc/>
        </draw:frame>
        <draw:frame draw:id="id233" draw:style-name="a1203" draw:name="Textfeld 61" svg:x="4.6907in" svg:y="5.19805in" svg:width="0.70333in" svg:height="0.63952in">
          <draw:text-box>
            <text:p text:style-name="a1202" text:class-names="" text:cond-style-name=""><text:span text:style-name="a1201" text:class-names="">(1)</text:span></text:p>
          </draw:text-box>
          <svg:title/>
          <svg:desc/>
        </draw:frame>
        <draw:frame draw:id="id234" draw:style-name="a1206" draw:name="Textfeld 62" svg:x="7.72375in" svg:y="1.27549in" svg:width="0.70333in" svg:height="0.63952in">
          <draw:text-box>
            <text:p text:style-name="a1205" text:class-names="" text:cond-style-name=""><text:span text:style-name="a1204" text:class-names="">(2)</text:span></text:p>
          </draw:text-box>
          <svg:title/>
          <svg:desc/>
        </draw:frame>
      </draw:page>
      <draw:page draw:name="Slide10" draw:style-name="a1207" draw:master-page-name="Master1-Layout7-blank-Leer" presentation:presentation-page-layout-name="Master1-PPL7" draw:id="Slide-265">
        <draw:frame draw:id="id235" draw:style-name="a1208" draw:name="Grafik 2" svg:x="0.04546in" svg:y="3.12437in" svg:width="4.42929in" svg:height="3.87563in" style:rel-width="scale" style:rel-height="scale">
          <draw:image xlink:href="media/image7.jpg" xlink:type="simple" xlink:show="embed" xlink:actuate="onLoad"/>
          <svg:title/>
          <svg:desc/>
        </draw:frame>
        <draw:frame draw:id="id236" draw:style-name="a1209" draw:name="Grafik 4" svg:x="4.45202in" svg:y="-2.31708in" svg:width="4.42929in" svg:height="3.87563in" style:rel-width="scale" style:rel-height="scale">
          <draw:image xlink:href="media/image8.jpg" xlink:type="simple" xlink:show="embed" xlink:actuate="onLoad"/>
          <svg:title/>
          <svg:desc/>
        </draw:frame>
        <draw:frame draw:id="id237" draw:style-name="a1210" draw:name="Grafik 5" svg:x="8.90404in" svg:y="3.12437in" svg:width="4.42929in" svg:height="3.87563in" style:rel-width="scale" style:rel-height="scale">
          <draw:image xlink:href="media/image9.jpg" xlink:type="simple" xlink:show="embed" xlink:actuate="onLoad"/>
          <svg:title/>
          <svg:desc/>
        </draw:frame>
        <draw:custom-shape svg:x="3.96378in" svg:y="7.18293in" svg:width="5.45122in" svg:height="0.81707in" draw:id="id238" draw:style-name="a1213" draw:name="Pfeil: nach links und rechts 8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4.36665in" svg:y="-2.2805in" svg:width="4.42929in" svg:height="3.78184in" draw:id="id239" draw:style-name="a1216" draw:name="Rechteck 9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0" draw:style-name="a1219" draw:name="Textfeld 10" svg:x="5.72499in" svg:y="-2.72099in" svg:width="1.92816in" svg:height="0.40391in">
          <draw:text-box>
            <text:p text:style-name="a1218" text:class-names="" text:cond-style-name=""><text:span text:style-name="a1217" text:class-names="">Original Position</text:span></text:p>
          </draw:text-box>
          <svg:title/>
          <svg:desc/>
        </draw:frame>
        <draw:frame draw:id="id241" draw:style-name="a1223" draw:name="Textfeld 11" svg:x="1.68054in" svg:y="7.38951in" svg:width="1.06972in" svg:height="0.40391in">
          <draw:text-box>
            <text:p text:style-name="a1222" text:class-names="" text:cond-style-name=""><draw:frame draw:style-name="a1220" text:anchor-type="as-char" svg:x="1173.75694in" svg:y="0in" svg:width="0.87153in" svg:height="0.3in" style:rel-width="scale" style:rel-height="scale"><draw:object xlink:href="Object 39/" xlink:type="simple" xlink:show="embed" xlink:actuate="onLoad"/></draw:frame><text:span text:style-name="a1221" text:class-names=""/></text:p>
          </draw:text-box>
          <svg:title/>
          <svg:desc/>
        </draw:frame>
        <draw:frame draw:id="id242" draw:style-name="a1227" draw:name="Textfeld 12" svg:x="10.30538in" svg:y="7.40232in" svg:width="1.06972in" svg:height="0.40391in">
          <draw:text-box>
            <text:p text:style-name="a1226" text:class-names="" text:cond-style-name=""><draw:frame draw:style-name="a1224" text:anchor-type="as-char" svg:x="1173.75694in" svg:y="0in" svg:width="0.87153in" svg:height="0.3in" style:rel-width="scale" style:rel-height="scale"><draw:object xlink:href="Object 40/" xlink:type="simple" xlink:show="embed" xlink:actuate="onLoad"/></draw:frame><text:span text:style-name="a1225" text:class-names=""/></text:p>
          </draw:text-box>
          <svg:title/>
          <svg:desc/>
        </draw:frame>
        <draw:frame draw:id="id243" draw:style-name="a1228" draw:name="Grafik 13" svg:x="4.45202in" svg:y="3.12942in" svg:width="4.42929in" svg:height="3.87563in" style:rel-width="scale" style:rel-height="scale">
          <draw:image xlink:href="media/image9.jpg" xlink:type="simple" xlink:show="embed" xlink:actuate="onLoad"/>
          <svg:title/>
          <svg:desc/>
        </draw:frame>
        <draw:custom-shape svg:x="6.35833in" svg:y="1.73999in" svg:width="0.66212in" svg:height="1.56731in" draw:id="id244" draw:style-name="a1231" draw:name="Pfeil: nach unten 3">
          <svg:title/>
          <svg:desc/>
          <text:p text:style-name="a1230" text:class-names="" text:cond-style-name=""><text:span text:style-name="a1229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6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45" draw:style-name="a1235" draw:name="Textfeld 14" svg:x="4.66784in" svg:y="2.08217in" svg:width="1.06972in" svg:height="0.40391in">
          <draw:text-box>
            <text:p text:style-name="a1234" text:class-names="" text:cond-style-name=""><draw:frame draw:style-name="a1232" text:anchor-type="as-char" svg:x="1173.75694in" svg:y="0in" svg:width="0.87153in" svg:height="0.3in" style:rel-width="scale" style:rel-height="scale"><draw:object xlink:href="Object 41/" xlink:type="simple" xlink:show="embed" xlink:actuate="onLoad"/></draw:frame><text:span text:style-name="a1233" text:class-names=""/></text:p>
          </draw:text-box>
          <svg:title/>
          <svg:desc/>
        </draw:frame>
      </draw:page>
      <draw:page draw:name="Slide9" draw:style-name="a1236" draw:master-page-name="Master1-Layout7-blank-Leer" presentation:presentation-page-layout-name="Master1-PPL7" draw:id="Slide-264">
        <draw:frame draw:id="id246" draw:style-name="a1237" draw:name="Grafik 2" svg:x="0.04546in" svg:y="3.12437in" svg:width="4.42929in" svg:height="3.87563in" style:rel-width="scale" style:rel-height="scale">
          <draw:image xlink:href="media/image10.jpeg" xlink:type="simple" xlink:show="embed" xlink:actuate="onLoad"/>
          <svg:title/>
          <svg:desc/>
        </draw:frame>
        <draw:frame draw:id="id247" draw:style-name="a1238" draw:name="Grafik 4" svg:x="4.45202in" svg:y="-2.31708in" svg:width="4.42929in" svg:height="3.87563in" style:rel-width="scale" style:rel-height="scale">
          <draw:image xlink:href="media/image4.jpeg" xlink:type="simple" xlink:show="embed" xlink:actuate="onLoad"/>
          <svg:title/>
          <svg:desc/>
        </draw:frame>
        <draw:frame draw:id="id248" draw:style-name="a1239" draw:name="Grafik 5" svg:x="8.90404in" svg:y="3.12437in" svg:width="4.42929in" svg:height="3.87563in" style:rel-width="scale" style:rel-height="scale">
          <draw:image xlink:href="media/image11.jpeg" xlink:type="simple" xlink:show="embed" xlink:actuate="onLoad"/>
          <svg:title/>
          <svg:desc/>
        </draw:frame>
        <draw:custom-shape svg:x="3.96378in" svg:y="7.18293in" svg:width="5.45122in" svg:height="0.81707in" draw:id="id249" draw:style-name="a1242" draw:name="Pfeil: nach links und rechts 8">
          <svg:title/>
          <svg:desc/>
          <text:p text:style-name="a1241" text:class-names="" text:cond-style-name=""><text:span text:style-name="a12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4.36665in" svg:y="-2.2805in" svg:width="4.42929in" svg:height="3.78184in" draw:id="id250" draw:style-name="a1245" draw:name="Rechteck 9">
          <svg:title/>
          <svg:desc/>
          <text:p text:style-name="a1244" text:class-names="" text:cond-style-name=""><text:span text:style-name="a12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1" draw:style-name="a1248" draw:name="Textfeld 10" svg:x="5.72499in" svg:y="-2.72099in" svg:width="1.92816in" svg:height="0.40391in">
          <draw:text-box>
            <text:p text:style-name="a1247" text:class-names="" text:cond-style-name=""><text:span text:style-name="a1246" text:class-names="">Original Position</text:span></text:p>
          </draw:text-box>
          <svg:title/>
          <svg:desc/>
        </draw:frame>
        <draw:frame draw:id="id252" draw:style-name="a1252" draw:name="Textfeld 11" svg:x="1.68054in" svg:y="7.38951in" svg:width="1.09426in" svg:height="0.40391in">
          <draw:text-box>
            <text:p text:style-name="a1251" text:class-names="" text:cond-style-name=""><draw:frame draw:style-name="a1249" text:anchor-type="as-char" svg:x="1173.75694in" svg:y="0in" svg:width="0.87153in" svg:height="0.3in" style:rel-width="scale" style:rel-height="scale"><draw:object xlink:href="Object 42/" xlink:type="simple" xlink:show="embed" xlink:actuate="onLoad"/></draw:frame><text:span text:style-name="a1250" text:class-names=""/></text:p>
          </draw:text-box>
          <svg:title/>
          <svg:desc/>
        </draw:frame>
        <draw:frame draw:id="id253" draw:style-name="a1256" draw:name="Textfeld 12" svg:x="10.30538in" svg:y="7.40232in" svg:width="1.06972in" svg:height="0.40391in">
          <draw:text-box>
            <text:p text:style-name="a1255" text:class-names="" text:cond-style-name=""><draw:frame draw:style-name="a1253" text:anchor-type="as-char" svg:x="1173.75694in" svg:y="0in" svg:width="0.87153in" svg:height="0.3in" style:rel-width="scale" style:rel-height="scale"><draw:object xlink:href="Object 43/" xlink:type="simple" xlink:show="embed" xlink:actuate="onLoad"/></draw:frame><text:span text:style-name="a1254" text:class-names=""/></text:p>
          </draw:text-box>
          <svg:title/>
          <svg:desc/>
        </draw:frame>
        <draw:frame draw:id="id254" draw:style-name="a1257" draw:name="Grafik 13" svg:x="4.45202in" svg:y="3.12942in" svg:width="4.42929in" svg:height="3.87563in" style:rel-width="scale" style:rel-height="scale">
          <draw:image xlink:href="media/image12.jpeg" xlink:type="simple" xlink:show="embed" xlink:actuate="onLoad"/>
          <svg:title/>
          <svg:desc/>
        </draw:frame>
        <draw:custom-shape svg:x="6.35833in" svg:y="1.73999in" svg:width="0.66212in" svg:height="1.56731in" draw:id="id255" draw:style-name="a1260" draw:name="Pfeil: nach unten 3">
          <svg:title/>
          <svg:desc/>
          <text:p text:style-name="a1259" text:class-names="" text:cond-style-name=""><text:span text:style-name="a1258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6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56" draw:style-name="a1265" draw:name="Textfeld 14" svg:x="4.66784in" svg:y="2.08217in" svg:width="0.89967in" svg:height="0.40391in">
          <draw:text-box>
            <text:p text:style-name="a1264" text:class-names="" text:cond-style-name=""><text:span text:style-name="a1261" text:class-names="">-</text:span><draw:frame draw:style-name="a1262" text:anchor-type="as-char" svg:x="1173.85069in" svg:y="0in" svg:width="0.68403in" svg:height="0.3in" style:rel-width="scale" style:rel-height="scale"><draw:object xlink:href="Object 44/" xlink:type="simple" xlink:show="embed" xlink:actuate="onLoad"/></draw:frame><text:span text:style-name="a1263" text:class-names=""/></text:p>
          </draw:text-box>
          <svg:title/>
          <svg:desc/>
        </draw:frame>
      </draw:page>
      <draw:page draw:name="Slide12" draw:style-name="a1266" draw:master-page-name="Master1-Layout7-blank-Leer" presentation:presentation-page-layout-name="Master1-PPL7" draw:id="Slide-267">
        <draw:frame draw:id="id257" draw:style-name="a1267" draw:name="Grafik 1" svg:x="5.54357in" svg:y="0.8642in" svg:width="5.29593in" svg:height="5.96296in" style:rel-width="scale" style:rel-height="scale">
          <draw:image xlink:href="media/image6.jpeg" xlink:type="simple" xlink:show="embed" xlink:actuate="onLoad"/>
          <svg:title/>
          <svg:desc/>
        </draw:frame>
        <draw:custom-shape svg:x="7.52137in" svg:y="4.7429in" svg:width="1.19431in" svg:height="1.04505in" draw:id="id258" draw:style-name="a1270" draw:name="Rechteck 3">
          <svg:title/>
          <svg:desc/>
          <text:p text:style-name="a1269" text:class-names="" text:cond-style-name=""><text:span text:style-name="a12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9" draw:style-name="a1274" draw:name="Textfeld 11" svg:x="7.62439in" svg:y="3.89007in" svg:width="0.52823in" svg:height="0.40391in">
          <draw:text-box>
            <text:p text:style-name="a1273" text:class-names="" text:cond-style-name=""><draw:frame draw:style-name="a1271" text:anchor-type="as-char" svg:x="1174.03278in" svg:y="0in" svg:width="0.31979in" svg:height="0.3in" style:rel-width="scale" style:rel-height="scale"><draw:object xlink:href="Object 45/" xlink:type="simple" xlink:show="embed" xlink:actuate="onLoad"/></draw:frame><text:span text:style-name="a1272" text:class-names=""/></text:p>
          </draw:text-box>
          <svg:title/>
          <svg:desc/>
        </draw:frame>
        <draw:frame draw:id="id260" draw:style-name="a1277" draw:name="Textfeld 18" svg:x="7.69309in" svg:y="5.06347in" svg:width="1.29396in" svg:height="0.40391in">
          <draw:text-box>
            <text:p text:style-name="a1276" text:class-names="" text:cond-style-name=""><text:span text:style-name="a1275" text:class-names="">Sensor</text:span></text:p>
          </draw:text-box>
          <svg:title/>
          <svg:desc/>
        </draw:frame>
        <draw:connector draw:type="line" svg:x1="5.66667in" svg:y1="0.53535in" svg:x2="8.96472in" svg:y2="4.59448in" draw:id="id261" draw:style-name="a1279" draw:name="Gerader Verbinder 25">
          <svg:title/>
          <svg:desc/>
        </draw:connector>
        <draw:custom-shape svg:x="8.02674in" svg:y="3.52525in" svg:width="0.32959in" svg:height="1.53822in" draw:id="id262" draw:style-name="a1282" draw:name="Pfeil: nach oben 2">
          <svg:title/>
          <svg:desc/>
          <text:p text:style-name="a1281" text:class-names="" text:cond-style-name=""><text:span text:style-name="a1280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231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type="line" svg:x1="7.3099in" svg:y1="5.89376in" svg:x2="0.37599in" svg:y2="3.93939in" draw:id="id263" draw:style-name="a1284" draw:name="Gerader Verbinder 23">
          <svg:title/>
          <svg:desc/>
        </draw:connector>
        <draw:custom-shape svg:x="0.29293in" svg:y="0.53535in" svg:width="5.37374in" svg:height="3.40404in" draw:id="id264" draw:style-name="a1287" draw:name="Rechteck 20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5" draw:style-name="a1288" draw:name="Grafik 19" svg:x="0.37599in" svg:y="0.73154in" svg:width="5.25064in" svg:height="3.11414in" style:rel-width="scale" style:rel-height="scale">
          <draw:image xlink:href="media/image13.jpg" xlink:type="simple" xlink:show="embed" xlink:actuate="onLoad"/>
          <svg:title/>
          <svg:desc/>
        </draw:frame>
        <draw:frame draw:id="id266" draw:style-name="a1291" draw:name="Textfeld 43" svg:x="6.67977in" svg:y="5.06347in" svg:width="0.70333in" svg:height="0.63952in">
          <draw:text-box>
            <text:p text:style-name="a1290" text:class-names="" text:cond-style-name=""><text:span text:style-name="a1289" text:class-names="">(1)</text:span></text:p>
          </draw:text-box>
          <svg:title/>
          <svg:desc/>
        </draw:frame>
        <draw:frame draw:id="id267" draw:style-name="a1294" draw:name="Textfeld 44" svg:x="9.92549in" svg:y="1.25865in" svg:width="0.70333in" svg:height="0.63952in">
          <draw:text-box>
            <text:p text:style-name="a1293" text:class-names="" text:cond-style-name=""><text:span text:style-name="a1292" text:class-names="">(2)</text:span></text:p>
          </draw:text-box>
          <svg:title/>
          <svg:desc/>
        </draw:frame>
        <draw:custom-shape svg:x="7.3099in" svg:y="4.64726in" svg:width="1.65482in" svg:height="1.2465in" draw:id="id268" draw:style-name="a1298" draw:name="Rechteck 32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1299" draw:master-page-name="Master1-Layout7-blank-Leer" presentation:presentation-page-layout-name="Master1-PPL7" draw:id="Slide-268">
        <draw:custom-shape svg:width="1.58967in" svg:height="0.42754in" draw:id="id269" draw:style-name="a1302" draw:transform="translate(-0.79483in -0.21377in) rotate(-1.5708) translate(2.51812in 2.25483in)" draw:name="Pfeil: nach rechts 1">
          <svg:title/>
          <svg:desc/>
          <text:p text:style-name="a1301" text:class-names="" text:cond-style-name=""><text:span text:style-name="a130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69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70" draw:style-name="a1308" draw:name="Textfeld 2" svg:x="1.86018in" svg:y="2.19845in" svg:width="0.44801in" svg:height="0.60586in">
          <draw:text-box>
            <text:p text:style-name="a1305" text:class-names="" text:cond-style-name=""><draw:frame draw:style-name="a1303" text:anchor-type="as-char" svg:x="1174.0059in" svg:y="0in" svg:width="0.37354in" svg:height="0.3in" style:rel-width="scale" style:rel-height="scale"><draw:object xlink:href="Object 46/" xlink:type="simple" xlink:show="embed" xlink:actuate="onLoad"/></draw:frame><text:span text:style-name="a1304" text:class-names=""/></text:p>
            <text:p text:style-name="a1307" text:class-names="" text:cond-style-name=""><text:span text:style-name="a1306" text:class-names=""/></text:p>
          </draw:text-box>
          <svg:title/>
          <svg:desc/>
        </draw:frame>
        <draw:custom-shape svg:x="1.7029in" svg:y="3.16485in" svg:width="1.63044in" svg:height="1.17029in" draw:id="id271" draw:style-name="a1311" draw:name="Rechteck: abgerundete Ecken 4">
          <svg:title/>
          <svg:desc/>
          <text:p text:style-name="a1310" text:class-names="" text:cond-style-name=""><text:span text:style-name="a130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72" draw:style-name="a1316" draw:name="Textfeld 6" svg:x="1.84154in" svg:y="3.39658in" svg:width="1.35316in" svg:height="0.70684in">
          <draw:text-box>
            <text:p text:style-name="a1313" text:class-names="" text:cond-style-name=""><text:span text:style-name="a1312" text:class-names="">Rotation</text:span></text:p>
            <text:p text:style-name="a1315" text:class-names="" text:cond-style-name=""><text:span text:style-name="a1314" text:class-names=""><text:s text:c="1"/>Simulation</text:span></text:p>
          </draw:text-box>
          <svg:title/>
          <svg:desc/>
        </draw:frame>
        <draw:custom-shape svg:x="3.42029in" svg:y="3.53623in" svg:width="0.94927in" svg:height="0.42754in" draw:id="id273" draw:style-name="a1319" draw:name="Pfeil: nach rechts 8">
          <svg:title/>
          <svg:desc/>
          <text:p text:style-name="a1318" text:class-names="" text:cond-style-name=""><text:span text:style-name="a131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67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74" draw:style-name="a1323" draw:name="Textfeld 9" svg:x="4.45652in" svg:y="2.87119in" svg:width="0.84336in" svg:height="1.75762in">
          <draw:text-box>
            <text:p text:style-name="a1322" text:class-names="" text:cond-style-name=""><draw:frame draw:style-name="a1320" text:anchor-type="as-char" svg:x="1173.84438in" svg:y="0in" svg:width="0.69667in" svg:height="1.42424in" style:rel-width="scale" style:rel-height="scale"><draw:object xlink:href="Object 47/" xlink:type="simple" xlink:show="embed" xlink:actuate="onLoad"/></draw:frame><text:span text:style-name="a1321" text:class-names=""/></text:p>
          </draw:text-box>
          <svg:title/>
          <svg:desc/>
        </draw:frame>
        <draw:custom-shape svg:x="6.80435in" svg:y="1.62319in" svg:width="1.63044in" svg:height="1.07428in" draw:id="id275" draw:style-name="a1326" draw:name="Rechteck: abgerundete Ecken 13">
          <svg:title/>
          <svg:desc/>
          <text:p text:style-name="a1325" text:class-names="" text:cond-style-name=""><text:span text:style-name="a132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29988in" svg:y1="3.75in" draw:start-shape="id274" draw:start-glue-point="1" svg:x2="6.80435in" svg:y2="2.16033in" draw:end-shape="id275" draw:end-glue-point="3" draw:id="id276" draw:style-name="a1328" draw:name="Gerade Verbindung mit Pfeil 17">
          <svg:title/>
          <svg:desc/>
        </draw:connector>
        <draw:connector draw:type="line" svg:x1="5.29989in" svg:y1="3.75in" draw:start-shape="id274" draw:start-glue-point="1" svg:x2="6.80435in" svg:y2="5.38768in" draw:id="id277" draw:style-name="a1330" draw:name="Gerade Verbindung mit Pfeil 18">
          <svg:title/>
          <svg:desc/>
        </draw:connector>
        <draw:frame draw:id="id278" draw:style-name="a1334" draw:name="Textfeld 26" svg:x="7.12499in" svg:y="1.95837in" svg:width="0.98915in" svg:height="0.40391in">
          <draw:text-box>
            <text:p text:style-name="a1333" text:class-names="" text:cond-style-name=""><draw:frame draw:style-name="a1331" text:anchor-type="as-char" svg:x="1173.79681in" svg:y="0in" svg:width="0.79174in" svg:height="0.3in" style:rel-width="scale" style:rel-height="scale"><draw:object xlink:href="Object 48/" xlink:type="simple" xlink:show="embed" xlink:actuate="onLoad"/></draw:frame><text:span text:style-name="a1332" text:class-names=""/></text:p>
          </draw:text-box>
          <svg:title/>
          <svg:desc/>
        </draw:frame>
        <draw:custom-shape svg:x="6.80435in" svg:y="4.80254in" svg:width="1.63044in" svg:height="1.07428in" draw:id="id279" draw:style-name="a1337" draw:name="Rechteck: abgerundete Ecken 29">
          <svg:title/>
          <svg:desc/>
          <text:p text:style-name="a1336" text:class-names="" text:cond-style-name=""><text:span text:style-name="a13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80" draw:style-name="a1341" draw:name="Textfeld 31" svg:x="7.12499in" svg:y="5.13772in" svg:width="1.1972in" svg:height="0.40391in">
          <draw:text-box>
            <text:p text:style-name="a1340" text:class-names="" text:cond-style-name=""><draw:frame draw:style-name="a1338" text:anchor-type="as-char" svg:x="1173.69382in" svg:y="0in" svg:width="0.99778in" svg:height="0.3in" style:rel-width="scale" style:rel-height="scale"><draw:object xlink:href="Object 49/" xlink:type="simple" xlink:show="embed" xlink:actuate="onLoad"/></draw:frame><text:span text:style-name="a1339" text:class-names=""/></text:p>
          </draw:text-box>
          <svg:title/>
          <svg:desc/>
        </draw:frame>
        <draw:connector draw:type="line" svg:x1="8.43478in" svg:y1="5.33967in" svg:x2="9.44927in" svg:y2="5.33967in" draw:id="id281" draw:style-name="a1343" draw:name="Gerade Verbindung mit Pfeil 32">
          <svg:title/>
          <svg:desc/>
        </draw:connector>
        <draw:frame draw:id="id282" draw:style-name="a1347" draw:name="Textfeld 37" svg:x="9.56067in" svg:y="4.62881in" svg:width="0.84315in" svg:height="1.43815in">
          <draw:text-box>
            <text:p text:style-name="a1346" text:class-names="" text:cond-style-name=""><draw:frame draw:style-name="a1344" text:anchor-type="as-char" svg:x="1173.84375in" svg:y="0in" svg:width="0.69792in" svg:height="1.42424in" style:rel-width="scale" style:rel-height="scale"><draw:object xlink:href="Object 50/" xlink:type="simple" xlink:show="embed" xlink:actuate="onLoad"/></draw:frame><text:span text:style-name="a1345" text:class-names=""/></text:p>
          </draw:text-box>
          <svg:title/>
          <svg:desc/>
        </draw:frame>
        <draw:frame draw:id="id283" draw:style-name="a1351" draw:name="Textfeld 39" svg:x="9.63044in" svg:y="1.42655in" svg:width="0.70361in" svg:height="1.43815in">
          <draw:text-box>
            <text:p text:style-name="a1350" text:class-names="" text:cond-style-name=""><draw:frame draw:style-name="a1348" text:anchor-type="as-char" svg:x="1173.83819in" svg:y="0in" svg:width="0.70896in" svg:height="1.42424in" style:rel-width="scale" style:rel-height="scale"><draw:object xlink:href="Object 51/" xlink:type="simple" xlink:show="embed" xlink:actuate="onLoad"/></draw:frame><text:span text:style-name="a1349" text:class-names=""/></text:p>
          </draw:text-box>
          <svg:title/>
          <svg:desc/>
        </draw:frame>
        <draw:connector draw:type="line" svg:x1="8.43478in" svg:y1="2.16033in" draw:start-shape="id275" draw:start-glue-point="1" svg:x2="9.5in" svg:y2="2.16033in" draw:id="id284" draw:style-name="a1353" draw:name="Gerade Verbindung mit Pfeil 40">
          <svg:title/>
          <svg:desc/>
        </draw:connector>
        <draw:connector draw:type="line" svg:x1="10.40382in" svg:y1="5.34788in" draw:start-shape="id282" draw:start-glue-point="1" svg:x2="12.00725in" svg:y2="3.61792in" draw:end-shape="id285" draw:end-glue-point="3" draw:id="id286" draw:style-name="a1355" draw:name="Gerade Verbindung mit Pfeil 44">
          <svg:title/>
          <svg:desc/>
        </draw:connector>
        <draw:frame draw:id="id285" draw:style-name="a1359" draw:name="Textfeld 49" svg:x="12.00725in" svg:y="2.87119in" svg:width="1.16053in" svg:height="1.49347in">
          <draw:text-box>
            <text:p text:style-name="a1358" text:class-names="" text:cond-style-name=""><draw:frame draw:style-name="a1356" text:anchor-type="as-char" svg:x="1173.61194in" svg:y="0in" svg:width="1.16146in" svg:height="1.47903in" style:rel-width="scale" style:rel-height="scale"><draw:object xlink:href="Object 52/" xlink:type="simple" xlink:show="embed" xlink:actuate="onLoad"/></draw:frame><text:span text:style-name="a1357" text:class-names=""/></text:p>
          </draw:text-box>
          <svg:title/>
          <svg:desc/>
        </draw:frame>
        <draw:connector draw:type="line" svg:x1="10.33405in" svg:y1="2.14562in" draw:start-shape="id283" draw:start-glue-point="1" svg:x2="12.00725in" svg:y2="3.61792in" draw:end-shape="id285" draw:end-glue-point="3" draw:id="id287" draw:style-name="a1361" draw:name="Gerade Verbindung mit Pfeil 52">
          <svg:title/>
          <svg:desc/>
        </draw:connector>
        <draw:frame draw:id="id288" draw:style-name="a1365" draw:name="Textfeld 72" svg:x="2.60204in" svg:y="2.14939in" svg:width="0.75304in" svg:height="0.42578in">
          <draw:text-box>
            <text:p text:style-name="a1364" text:class-names="" text:cond-style-name=""><draw:frame draw:style-name="a1362" text:anchor-type="as-char" svg:x="1173.75222in" svg:y="0in" svg:width="0.8809in" svg:height="0.32167in" style:rel-width="scale" style:rel-height="scale"><draw:object xlink:href="Object 53/" xlink:type="simple" xlink:show="embed" xlink:actuate="onLoad"/></draw:frame><text:span text:style-name="a1363" text:class-names=""/></text:p>
          </draw:text-box>
          <svg:title/>
          <svg:desc/>
        </draw:frame>
      </draw:page>
      <draw:page draw:name="Slide14" draw:style-name="a1366" draw:master-page-name="Master1-Layout7-blank-Leer" presentation:presentation-page-layout-name="Master1-PPL7" draw:id="Slide-269">
        <draw:frame draw:id="id289" draw:style-name="a1367" draw:name="Grafik 3" svg:x="2.03973in" svg:y="3.08928in" svg:width="12.67416in" svg:height="6.42289in" style:rel-width="scale" style:rel-height="scale">
          <draw:image xlink:href="media/image14.jpg" xlink:type="simple" xlink:show="embed" xlink:actuate="onLoad"/>
          <svg:title/>
          <svg:desc/>
        </draw:frame>
        <draw:frame draw:id="id290" draw:style-name="a1368" draw:name="Grafik 4" svg:x="2.89071in" svg:y="-0.15183in" svg:width="4.56472in" svg:height="2.77809in" style:rel-width="scale" style:rel-height="scale">
          <draw:image xlink:href="media/image15.jpg" xlink:type="simple" xlink:show="embed" xlink:actuate="onLoad"/>
          <svg:title/>
          <svg:desc/>
        </draw:frame>
        <draw:custom-shape svg:x="2.89072in" svg:y="-0.39855in" svg:width="4.5942in" svg:height="3.13768in" draw:id="id291" draw:style-name="a1371" draw:name="Rechteck 6">
          <svg:title/>
          <svg:desc/>
          <text:p text:style-name="a1370" text:class-names="" text:cond-style-name=""><text:span text:style-name="a1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6608in" svg:y="3.75in" svg:width="1.84783in" svg:height="1.05797in" draw:id="id292" draw:style-name="a1374" draw:name="Rechteck 8">
          <svg:title/>
          <svg:desc/>
          <text:p text:style-name="a1373" text:class-names="" text:cond-style-name=""><text:span text:style-name="a1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15883in" svg:y1="4.83333in" svg:x2="2.89072in" svg:y2="2.73913in" draw:id="id293" draw:style-name="a1375" draw:name="Gerader Verbinder 10">
          <svg:title/>
          <svg:desc/>
        </draw:connector>
        <draw:connector draw:type="line" svg:x1="9.0139in" svg:y1="3.75in" svg:x2="7.48492in" svg:y2="-0.39855in" draw:id="id294" draw:style-name="a1376" draw:name="Gerader Verbinder 12">
          <svg:title/>
          <svg:desc/>
        </draw:connector>
      </draw:page>
      <draw:page draw:name="Slide16" draw:style-name="a1377" draw:master-page-name="Master1-Layout7-blank-Leer" presentation:presentation-page-layout-name="Master1-PPL7" draw:id="Slide-271">
        <draw:frame draw:id="id295" draw:style-name="a1378" draw:name="Grafik 3" svg:x="2.03973in" svg:y="3.08928in" svg:width="12.67416in" svg:height="6.42289in" style:rel-width="scale" style:rel-height="scale">
          <draw:image xlink:href="media/image16.jpg" xlink:type="simple" xlink:show="embed" xlink:actuate="onLoad"/>
          <svg:title/>
          <svg:desc/>
        </draw:frame>
        <draw:frame draw:id="id296" draw:style-name="a1379" draw:name="Grafik 4" svg:x="2.91295in" svg:y="-0.08762in" svg:width="4.56472in" svg:height="2.82675in" style:rel-width="scale" style:rel-height="scale">
          <draw:image xlink:href="media/image17.jpg" xlink:type="simple" xlink:show="embed" xlink:actuate="onLoad"/>
          <svg:title/>
          <svg:desc/>
        </draw:frame>
        <draw:custom-shape svg:x="2.89072in" svg:y="-0.39855in" svg:width="4.5942in" svg:height="3.13768in" draw:id="id297" draw:style-name="a1382" draw:name="Rechteck 6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6608in" svg:y="3.75in" svg:width="1.84783in" svg:height="1.05797in" draw:id="id298" draw:style-name="a1385" draw:name="Rechteck 8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15883in" svg:y1="4.83333in" svg:x2="2.89072in" svg:y2="2.73913in" draw:id="id299" draw:style-name="a1386" draw:name="Gerader Verbinder 10">
          <svg:title/>
          <svg:desc/>
        </draw:connector>
        <draw:connector draw:type="line" svg:x1="9.0139in" svg:y1="3.75in" svg:x2="7.48492in" svg:y2="-0.39855in" draw:id="id300" draw:style-name="a1387" draw:name="Gerader Verbinder 12">
          <svg:title/>
          <svg:desc/>
        </draw:connector>
      </draw:page>
      <draw:page draw:name="Slide15" draw:style-name="a1388" draw:master-page-name="Master1-Layout7-blank-Leer" presentation:presentation-page-layout-name="Master1-PPL7" draw:id="Slide-270">
        <draw:frame draw:id="id301" draw:style-name="a1392" draw:name="Textfeld 1" svg:x="1.85507in" svg:y="3.38044in" svg:width="0.51694in" svg:height="0.30293in">
          <draw:text-box>
            <text:p text:style-name="a1391" text:class-names="" text:cond-style-name=""><draw:frame draw:style-name="a1389" text:anchor-type="as-char" svg:x="1173.93063in" svg:y="0in" svg:width="0.5241in" svg:height="0.3in" style:rel-width="scale" style:rel-height="scale"><draw:object xlink:href="Object 54/" xlink:type="simple" xlink:show="embed" xlink:actuate="onLoad"/></draw:frame><text:span text:style-name="a1390" text:class-names=""/></text:p>
          </draw:text-box>
          <svg:title/>
          <svg:desc/>
        </draw:frame>
        <draw:custom-shape svg:x="3.41304in" svg:y="2.96377in" svg:width="1.52899in" svg:height="1.12319in" draw:id="id302" draw:style-name="a1395" draw:name="Rechteck: abgerundete Ecken 2">
          <svg:title/>
          <svg:desc/>
          <text:p text:style-name="a1394" text:class-names="" text:cond-style-name=""><text:span text:style-name="a139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47347in" svg:y1="3.5319in" svg:x2="3.31159in" svg:y2="3.52536in" draw:id="id303" draw:style-name="a1397" draw:name="Gerade Verbindung mit Pfeil 4">
          <svg:title/>
          <svg:desc/>
        </draw:connector>
        <draw:frame draw:id="id304" draw:style-name="a1402" draw:name="Textfeld 7" svg:x="5.98306in" svg:y="3.38044in" svg:width="0.43041in" svg:height="0.30293in">
          <draw:text-box>
            <text:p text:style-name="a1401" text:class-names="" text:cond-style-name=""><text:span text:style-name="a1398" text:class-names="">y</text:span><draw:frame draw:style-name="a1399" text:anchor-type="as-char" svg:x="1174.00125in" svg:y="0in" svg:width="0.38285in" svg:height="0.3in" style:rel-width="scale" style:rel-height="scale"><draw:object xlink:href="Object 55/" xlink:type="simple" xlink:show="embed" xlink:actuate="onLoad"/></draw:frame><text:span text:style-name="a1400" text:class-names=""/></text:p>
          </draw:text-box>
          <svg:title/>
          <svg:desc/>
        </draw:frame>
        <draw:frame draw:id="id305" draw:style-name="a1406" draw:name="Textfeld 8" svg:x="3.81711in" svg:y="3.32341in" svg:width="0.72086in" svg:height="0.40391in">
          <draw:text-box>
            <text:p text:style-name="a1405" text:class-names="" text:cond-style-name=""><draw:frame draw:style-name="a1403" text:anchor-type="as-char" svg:x="1173.92965in" svg:y="0in" svg:width="0.52604in" svg:height="0.3in" style:rel-width="scale" style:rel-height="scale"><draw:object xlink:href="Object 56/" xlink:type="simple" xlink:show="embed" xlink:actuate="onLoad"/></draw:frame><text:span text:style-name="a1404" text:class-names=""/></text:p>
          </draw:text-box>
          <svg:title/>
          <svg:desc/>
        </draw:frame>
        <draw:connector draw:type="line" svg:x1="5.04348in" svg:y1="3.51882in" svg:x2="5.88161in" svg:y2="3.51228in" draw:id="id306" draw:style-name="a1408" draw:name="Gerade Verbindung mit Pfeil 9">
          <svg:title/>
          <svg:desc/>
        </draw:connector>
      </draw:page>
      <draw:page draw:name="Slide17" draw:style-name="a1409" draw:master-page-name="Master1-Layout7-blank-Leer" presentation:presentation-page-layout-name="Master1-PPL7" draw:id="Slide-272">
        <draw:frame draw:id="id307" draw:style-name="a1410" draw:name="Grafik 3" svg:x="0in" svg:y="0.40625in" svg:width="13.33333in" svg:height="6.6875in" style:rel-width="scale" style:rel-height="scale">
          <draw:image xlink:href="media/image18.jpg" xlink:type="simple" xlink:show="embed" xlink:actuate="onLoad"/>
          <svg:title/>
          <svg:desc/>
        </draw:frame>
        <draw:custom-shape svg:x="3.67677in" svg:y="3.64646in" svg:width="1.46465in" svg:height="0.9798in" draw:id="id308" draw:style-name="a1413" draw:name="Rechteck 5">
          <svg:title/>
          <svg:desc/>
          <text:p text:style-name="a1412" text:class-names="" text:cond-style-name=""><text:span text:style-name="a1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7172in" svg:y="3.15656in" svg:width="1.46465in" svg:height="0.9798in" draw:id="id309" draw:style-name="a1416" draw:name="Rechteck 6">
          <svg:title/>
          <svg:desc/>
          <text:p text:style-name="a1415" text:class-names="" text:cond-style-name=""><text:span text:style-name="a1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9192in" svg:y="3.2601in" svg:width="1.46465in" svg:height="0.9798in" draw:id="id310" draw:style-name="a1419" draw:name="Rechteck 7">
          <svg:title/>
          <svg:desc/>
          <text:p text:style-name="a1418" text:class-names="" text:cond-style-name=""><text:span text:style-name="a1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25">
          <draw:page-thumbnail draw:page-number="18" svg:x="0.75in" svg:y="1.25in" svg:width="6in" svg:height="3.375in" presentation:class="page" draw:id="id311" presentation:style-name="a1420" draw:name="Folienbildplatzhalter 1">
            <svg:title/>
            <svg:desc/>
          </draw:page-thumbnail>
          <draw:frame draw:id="id312" presentation:style-name="a142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13" draw:style-name="a1424" draw:name="Foliennummernplatzhalter 3" svg:x="4.24826in" svg:y="9.49826in" svg:width="3.25in" svg:height="0.50174in">
            <draw:text-box>
              <text:p text:style-name="a1423" text:class-names="" text:cond-style-name=""><text:span text:style-name="a14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426" draw:master-page-name="Master1-Layout7-blank-Leer" presentation:presentation-page-layout-name="Master1-PPL7" draw:id="Slide-273">
        <draw:frame draw:id="id314" draw:style-name="a1427" draw:name="Grafik 2" svg:x="0in" svg:y="0.40625in" svg:width="13.33333in" svg:height="6.6875in" style:rel-width="scale" style:rel-height="scale">
          <draw:image xlink:href="media/image19.jpg" xlink:type="simple" xlink:show="embed" xlink:actuate="onLoad"/>
          <svg:title/>
          <svg:desc>Ein Bild, das Text, Karte enthält.

Automatisch generierte Beschreibung</svg:desc>
        </draw:frame>
        <draw:custom-shape svg:x="7.37374in" svg:y="1.21212in" svg:width="0.40404in" svg:height="0.16162in" draw:id="id315" draw:style-name="a1430" draw:name="Pfeil: nach links und rechts 3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5.01515in" svg:y="5.76263in" svg:width="0.40404in" svg:height="0.16162in" draw:id="id316" draw:style-name="a1433" draw:name="Pfeil: nach links und rechts 4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2.61616in" svg:y="1.37374in" svg:width="0.40404in" svg:height="0.16162in" draw:id="id317" draw:style-name="a1436" draw:name="Pfeil: nach links und rechts 5">
          <svg:title/>
          <svg:desc/>
          <text:p text:style-name="a1435" text:class-names="" text:cond-style-name=""><text:span text:style-name="a14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</draw:page>
      <draw:page draw:name="Slide19" draw:style-name="a1437" draw:master-page-name="Master1-Layout7-blank-Leer" presentation:presentation-page-layout-name="Master1-PPL7" draw:id="Slide-274">
        <draw:frame draw:id="id318" draw:style-name="a1438" draw:name="Grafik 2" svg:x="0in" svg:y="0.40625in" svg:width="13.33333in" svg:height="6.6875in" style:rel-width="scale" style:rel-height="scale">
          <draw:image xlink:href="media/image20.jpg" xlink:type="simple" xlink:show="embed" xlink:actuate="onLoad"/>
          <svg:title/>
          <svg:desc/>
        </draw:frame>
        <draw:custom-shape svg:width="0.40404in" svg:height="0.16162in" draw:id="id319" draw:style-name="a1441" draw:transform="translate(-0.20202in -0.08081in) rotate(-1.5708) translate(7.9697in 1.65657in)" draw:name="Pfeil: nach links und rechts 3">
          <svg:title/>
          <svg:desc/>
          <text:p text:style-name="a1440" text:class-names="" text:cond-style-name=""><text:span text:style-name="a1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width="0.40404in" svg:height="0.16162in" draw:id="id320" draw:style-name="a1444" draw:transform="translate(-0.20202in -0.08081in) rotate(-1.5708) translate(3.29798in 1.81818in)" draw:name="Pfeil: nach links und rechts 4">
          <svg:title/>
          <svg:desc/>
          <text:p text:style-name="a1443" text:class-names="" text:cond-style-name=""><text:span text:style-name="a1442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7.19697in" svg:y="1.9394in" svg:width="0.40404in" svg:height="0.16162in" draw:id="id321" draw:style-name="a1447" draw:name="Pfeil: nach links und rechts 5">
          <svg:title/>
          <svg:desc/>
          <text:p text:style-name="a1446" text:class-names="" text:cond-style-name=""><text:span text:style-name="a14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9.45455in" svg:y="4.84344in" svg:width="0.40404in" svg:height="0.16162in" draw:id="id322" draw:style-name="a1450" draw:name="Pfeil: nach links und rechts 6">
          <svg:title/>
          <svg:desc/>
          <text:p text:style-name="a1449" text:class-names="" text:cond-style-name=""><text:span text:style-name="a14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2.47475in" svg:y="2.17677in" svg:width="0.40404in" svg:height="0.16162in" draw:id="id323" draw:style-name="a1453" draw:name="Pfeil: nach links und rechts 7">
          <svg:title/>
          <svg:desc/>
          <text:p text:style-name="a1452" text:class-names="" text:cond-style-name=""><text:span text:style-name="a14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width="0.40404in" svg:height="0.16162in" draw:id="id324" draw:style-name="a1456" draw:transform="translate(-0.20202in -0.08081in) rotate(-1.5708) translate(5.60101in 5.58081in)" draw:name="Pfeil: nach links und rechts 8">
          <svg:title/>
          <svg:desc/>
          <text:p text:style-name="a1455" text:class-names="" text:cond-style-name=""><text:span text:style-name="a14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</draw:page>
      <draw:page draw:name="Slide23" draw:style-name="a1457" draw:master-page-name="Master1-Layout7-blank-Leer" presentation:presentation-page-layout-name="Master1-PPL7" draw:id="Slide-278">
        <draw:frame draw:id="id325" draw:style-name="a1458" draw:name="Grafik 2" svg:x="0in" svg:y="0.40625in" svg:width="13.33333in" svg:height="6.6875in" style:rel-width="scale" style:rel-height="scale">
          <draw:image xlink:href="media/image21.jpg" xlink:type="simple" xlink:show="embed" xlink:actuate="onLoad"/>
          <svg:title/>
          <svg:desc/>
        </draw:frame>
        <draw:custom-shape svg:width="0.40404in" svg:height="0.16162in" draw:id="id326" draw:style-name="a1461" draw:transform="translate(-0.20202in -0.08081in) rotate(-1.5708) translate(7.9697in 1.65657in)" draw:name="Pfeil: nach links und rechts 3">
          <svg:title/>
          <svg:desc/>
          <text:p text:style-name="a1460" text:class-names="" text:cond-style-name=""><text:span text:style-name="a14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width="0.40404in" svg:height="0.16162in" draw:id="id327" draw:style-name="a1464" draw:transform="translate(-0.20202in -0.08081in) rotate(-1.5708) translate(3.29798in 1.81818in)" draw:name="Pfeil: nach links und rechts 4">
          <svg:title/>
          <svg:desc/>
          <text:p text:style-name="a1463" text:class-names="" text:cond-style-name=""><text:span text:style-name="a14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7.19697in" svg:y="1.9394in" svg:width="0.40404in" svg:height="0.16162in" draw:id="id328" draw:style-name="a1467" draw:name="Pfeil: nach links und rechts 5">
          <svg:title/>
          <svg:desc/>
          <text:p text:style-name="a1466" text:class-names="" text:cond-style-name=""><text:span text:style-name="a14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9.45455in" svg:y="4.84344in" svg:width="0.40404in" svg:height="0.16162in" draw:id="id329" draw:style-name="a1470" draw:name="Pfeil: nach links und rechts 6">
          <svg:title/>
          <svg:desc/>
          <text:p text:style-name="a1469" text:class-names="" text:cond-style-name=""><text:span text:style-name="a14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2.47475in" svg:y="2.17677in" svg:width="0.40404in" svg:height="0.16162in" draw:id="id330" draw:style-name="a1473" draw:name="Pfeil: nach links und rechts 7">
          <svg:title/>
          <svg:desc/>
          <text:p text:style-name="a1472" text:class-names="" text:cond-style-name=""><text:span text:style-name="a14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width="0.40404in" svg:height="0.16162in" draw:id="id331" draw:style-name="a1476" draw:transform="translate(-0.20202in -0.08081in) rotate(-1.5708) translate(5.60101in 5.58081in)" draw:name="Pfeil: nach links und rechts 8">
          <svg:title/>
          <svg:desc/>
          <text:p text:style-name="a1475" text:class-names="" text:cond-style-name=""><text:span text:style-name="a14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</draw:page>
      <draw:page draw:name="Slide20" draw:style-name="a1477" draw:master-page-name="Master1-Layout7-blank-Leer" presentation:presentation-page-layout-name="Master1-PPL7" draw:id="Slide-275">
        <draw:frame draw:id="id332" draw:style-name="a1478" draw:name="Grafik 2" svg:x="0.37333in" svg:y="0.91in" svg:width="12.58667in" svg:height="5.68in" style:rel-width="scale" style:rel-height="scale">
          <draw:image xlink:href="media/image22.jpg" xlink:type="simple" xlink:show="embed" xlink:actuate="onLoad"/>
          <svg:title/>
          <svg:desc>Ein Bild, das Screenshot enthält.

Automatisch generierte Beschreibung</svg:desc>
        </draw:frame>
        <draw:custom-shape svg:x="9.0404in" svg:y="5.36364in" svg:width="1.27273in" svg:height="0.62626in" draw:id="id333" draw:style-name="a1481" draw:name="Rechteck 4">
          <svg:title/>
          <svg:desc/>
          <text:p text:style-name="a1480" text:class-names="" text:cond-style-name=""><text:span text:style-name="a1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4242in" svg:y="4.86869in" svg:width="0.86869in" svg:height="0.49495in" draw:id="id334" draw:style-name="a1484" draw:name="Rechteck: abgerundete Ecken 3">
          <svg:title/>
          <svg:desc/>
          <text:p text:style-name="a1483" text:class-names="" text:cond-style-name=""><text:span text:style-name="a1482" text:class-names="">Delay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1.72727in" svg:y="3.43687in" svg:width="1.08081in" svg:height="1.43182in" draw:id="id335" draw:style-name="a1487" draw:name="Rechteck 5">
          <svg:title/>
          <svg:desc/>
          <text:p text:style-name="a1486" text:class-names="" text:cond-style-name=""><text:span text:style-name="a1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6" draw:style-name="a1491" draw:name="Textfeld 7" svg:x="11.82323in" svg:y="3.81573in" svg:width="0.56203in" svg:height="0.67409in">
          <draw:text-box>
            <text:p text:style-name="a1490" text:class-names="" text:cond-style-name=""><draw:frame draw:style-name="a1488" text:anchor-type="as-char" svg:x="1173.90833in" svg:y="0in" svg:width="0.56875in" svg:height="0.66757in" style:rel-width="scale" style:rel-height="scale"><draw:object xlink:href="Object 57/" xlink:type="simple" xlink:show="embed" xlink:actuate="onLoad"/></draw:frame><text:span text:style-name="a1489" text:class-names=""/></text:p>
          </draw:text-box>
          <svg:title/>
          <svg:desc/>
        </draw:frame>
        <draw:frame draw:id="id337" draw:style-name="a1495" draw:name="Textfeld 8" svg:x="8.13719in" svg:y="5.31581in" svg:width="0.8022in" svg:height="0.67409in">
          <draw:text-box>
            <text:p text:style-name="a1494" text:class-names="" text:cond-style-name=""><draw:frame draw:style-name="a1492" text:anchor-type="as-char" svg:x="1173.78938in" svg:y="0in" svg:width="0.8066in" svg:height="0.66757in" style:rel-width="scale" style:rel-height="scale"><draw:object xlink:href="Object 58/" xlink:type="simple" xlink:show="embed" xlink:actuate="onLoad"/></draw:frame><text:span text:style-name="a1493" text:class-names=""/></text:p>
          </draw:text-box>
          <svg:title/>
          <svg:desc/>
        </draw:frame>
        <draw:custom-shape svg:x="5.94949in" svg:y="2.83838in" svg:width="0.76768in" svg:height="0.46465in" draw:id="id338" draw:style-name="a1499" draw:name="Rechteck: abgerundete Ecken 9">
          <svg:title/>
          <svg:desc/>
          <text:p text:style-name="a1498" text:class-names="" text:cond-style-name=""><draw:frame draw:style-name="a1496" text:anchor-type="as-char" svg:x="1174.02806in" svg:y="0in" svg:width="0.32924in" svg:height="0.3in" style:rel-width="scale" style:rel-height="scale"><draw:object xlink:href="Object 59/" xlink:type="simple" xlink:show="embed" xlink:actuate="onLoad"/></draw:frame><text:span text:style-name="a149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32323in" svg:y1="3.34343in" svg:x2="6.32323in" svg:y2="3.67677in" draw:id="id339" draw:style-name="a1501" draw:name="Gerade Verbindung mit Pfeil 11">
          <svg:title/>
          <svg:desc/>
        </draw:connector>
      </draw:page>
      <draw:page draw:name="Slide21" draw:style-name="a1502" draw:master-page-name="Master1-Layout7-blank-Leer" presentation:presentation-page-layout-name="Master1-PPL7" draw:id="Slide-276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42" svg:viewBox="0 0 20 30" svg:d="m10 0-10 30h20z"/>
    <draw:marker draw:name="a792" svg:viewBox="0 0 20 30" svg:d="m10 0-10 30h20z"/>
    <draw:marker draw:name="a1000" svg:viewBox="0 0 20 30" svg:d="m10 0-10 30h20z"/>
    <draw:marker draw:name="a886" svg:viewBox="0 0 20 30" svg:d="m10 0-10 30h20z"/>
    <draw:marker draw:name="a1327" svg:viewBox="0 0 20 30" svg:d="m10 0-10 30h20z"/>
    <draw:marker draw:name="a945" svg:viewBox="0 0 20 30" svg:d="m10 0-10 30h20z"/>
    <draw:marker draw:name="a946" svg:viewBox="0 0 20 30" svg:d="m10 0-10 30h20z"/>
    <draw:marker draw:name="a1329" svg:viewBox="0 0 20 30" svg:d="m10 0-10 30h20z"/>
    <draw:marker draw:name="a797" svg:viewBox="0 0 20 30" svg:d="m10 0-10 30h20z"/>
    <draw:marker draw:name="a912" svg:viewBox="0 0 20 30" svg:d="m10 0-10 30h20z"/>
    <draw:marker draw:name="a993" svg:viewBox="0 0 20 30" svg:d="m10 0-10 30h20z"/>
    <draw:marker draw:name="a994" svg:viewBox="0 0 20 30" svg:d="m10 0-10 30h20z"/>
    <draw:marker draw:name="a914" svg:viewBox="0 0 20 30" svg:d="m10 0-10 30h20z"/>
    <draw:marker draw:name="a1342" svg:viewBox="0 0 20 30" svg:d="m10 0-10 30h20z"/>
    <draw:marker draw:name="a1195" svg:viewBox="0 0 20 30" svg:d="m10 0-10 30h20z"/>
    <draw:marker draw:name="a1196" svg:viewBox="0 0 20 30" svg:d="m10 0-10 30h20z"/>
    <draw:marker draw:name="a1407" svg:viewBox="0 0 20 30" svg:d="m10 0-10 30h20z"/>
    <draw:marker draw:name="a1396" svg:viewBox="0 0 20 30" svg:d="m10 0-10 30h20z"/>
    <draw:marker draw:name="a1360" svg:viewBox="0 0 20 30" svg:d="m10 0-10 30h20z"/>
    <draw:marker draw:name="a1029" svg:viewBox="0 0 20 30" svg:d="m10 0-10 30h20z"/>
    <draw:marker draw:name="a937" svg:viewBox="0 0 20 30" svg:d="m10 0-10 30h20z"/>
    <draw:marker draw:name="a938" svg:viewBox="0 0 20 30" svg:d="m10 0-10 30h20z"/>
    <draw:marker draw:name="a848" svg:viewBox="0 0 20 30" svg:d="m10 0-10 30h20z"/>
    <draw:marker draw:name="a952" svg:viewBox="0 0 20 30" svg:d="m10 0-10 30h20z"/>
    <draw:marker draw:name="a1049" svg:viewBox="0 0 20 30" svg:d="m10 0-10 30h20z"/>
    <draw:marker draw:name="a1151" svg:viewBox="0 0 20 30" svg:d="m10 0-10 30h20z"/>
    <draw:marker draw:name="a920" svg:viewBox="0 0 20 30" svg:d="m10 0-10 30h20z"/>
    <draw:marker draw:name="a1152" svg:viewBox="0 0 20 30" svg:d="m10 0-10 30h20z"/>
    <draw:marker draw:name="a922" svg:viewBox="0 0 20 30" svg:d="m10 0-10 30h20z"/>
    <draw:marker draw:name="a1500" svg:viewBox="0 0 20 30" svg:d="m10 0-10 30h20z"/>
    <draw:marker draw:name="a1352" svg:viewBox="0 0 20 30" svg:d="m10 0-10 30h20z"/>
    <draw:marker draw:name="a1354" svg:viewBox="0 0 20 30" svg:d="m10 0-10 30h20z"/>
    <draw:marker draw:name="a1030" svg:viewBox="0 0 20 30" svg:d="m10 0-10 30h20z"/>
    <draw:marker draw:name="a1068" svg:viewBox="0 0 20 30" svg:d="m10 0-10 30h20z"/>
    <draw:marker draw:name="a1069" svg:viewBox="0 0 20 30" svg:d="m10 0-10 30h20z"/>
    <draw:marker draw:name="a883" svg:viewBox="0 0 20 30" svg:d="m10 0-10 30h20z"/>
    <draw:marker draw:name="a941" svg:viewBox="0 0 20 30" svg:d="m10 0-10 30h20z"/>
    <draw:stroke-dash draw:name="a1108" draw:style="rect" draw:dots1="1" draw:dots1-length="0.04167in" draw:distance="0.04167in"/>
    <draw:stroke-dash draw:name="a1055" draw:style="rect" draw:dots1="1" draw:dots1-length="0.05556in" draw:distance="0.05556in"/>
    <draw:stroke-dash draw:name="a1193" draw:style="rect" draw:dots1="1" draw:dots1-length="0.04167in" draw:distance="0.04167in"/>
    <draw:stroke-dash draw:name="a1071" draw:style="rect" draw:dots1="1" draw:dots1-length="0.02083in" draw:distance="0.02083in"/>
    <draw:stroke-dash draw:name="a918" draw:style="rect" draw:dots1="1" draw:dots1-length="0.04167in" draw:distance="0.04167in"/>
    <draw:stroke-dash draw:name="a996" draw:style="rect" draw:dots1="1" draw:dots1-length="0.02083in" draw:distance="0.02083in"/>
    <draw:stroke-dash draw:name="a1073" draw:style="rect" draw:dots1="1" draw:dots1-length="0.02083in" draw:distance="0.02083in"/>
    <draw:stroke-dash draw:name="a1002" draw:style="rect" draw:dots1="1" draw:dots1-length="0.05556in" draw:distance="0.05556in"/>
    <draw:stroke-dash draw:name="a871" draw:style="rect" draw:dots1="1" draw:dots1-length="0.04167in" draw:distance="0.04167in"/>
    <draw:stroke-dash draw:name="a998" draw:style="rect" draw:dots1="1" draw:dots1-length="0.02083in" draw:distance="0.02083in"/>
    <draw:stroke-dash draw:name="a940" draw:style="rect" draw:dots1="1" draw:dots1-length="0.0625in" draw:distance="0.0625in"/>
    <draw:stroke-dash draw:name="a811" draw:style="rect" draw:dots1="1" draw:dots1-length="0.02083in" draw:distance="0.02083in"/>
    <draw:stroke-dash draw:name="a1091" draw:style="rect" draw:dots1="1" draw:dots1-length="0.04167in" draw:distance="0.04167in"/>
    <draw:stroke-dash draw:name="a944" draw:style="rect" draw:dots1="1" draw:dots1-length="0.0625in" draw:distance="0.0625in"/>
    <draw:stroke-dash draw:name="a1283" draw:style="rect" draw:dots1="1" draw:dots1-length="0.0625in" draw:distance="0.0625in"/>
    <draw:stroke-dash draw:name="a950" draw:style="rect" draw:dots1="1" draw:dots1-length="0.02083in" draw:distance="0.02083in"/>
    <draw:stroke-dash draw:name="a1278" draw:style="rect" draw:dots1="1" draw:dots1-length="0.0625in" draw:distance="0.0625in"/>
    <draw:stroke-dash draw:name="a1149" draw:style="rect" draw:dots1="1" draw:dots1-length="0.04167in" draw:distance="0.04167in"/>
    <draw:stroke-dash draw:name="a954" draw:style="rect" draw:dots1="1" draw:dots1-length="0.05556in" draw:distance="0.05556in"/>
    <draw:stroke-dash draw:name="a948" draw:style="rect" draw:dots1="1" draw:dots1-length="0.02083in" draw:distance="0.02083in"/>
    <draw:stroke-dash draw:name="a1098" draw:style="rect" draw:dots1="1" draw:dots1-length="0.04167in" draw:distance="0.04167in"/>
    <draw:stroke-dash draw:name="a1297" draw:style="rect" draw:dots1="1" draw:dots1-length="0.04167in" draw:distance="0.041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.10.2020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umsplatzhalt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9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Folienbildplatzhalter 3">
          <svg:title/>
          <svg:desc/>
        </draw:page-thumbnail>
        <draw:frame draw:id="id8" presentation:style-name="a52" draw:name="Notizenplatzhalt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astertextformat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ußzeilenplatzhalt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Foliennummernplatzhalt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9.10.2020</text:date></text:span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Kopfzeilenplatzhalt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umsplatzhalt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9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Folienbildplatzhalter 3">
          <svg:title/>
          <svg:desc/>
        </draw:page-thumbnail>
        <draw:frame draw:id="id8" presentation:style-name="a99" draw:name="Notizenplatzhalt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astertextformat bearbeit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Zweite Ebene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ußzeilenplatzhalt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Foliennummernplatzhalt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9.10.2020</text:date></text:span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Kopfzeilenplatzhalt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umsplatzhalt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9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Folienbildplatzhalter 3">
          <svg:title/>
          <svg:desc/>
        </draw:page-thumbnail>
        <draw:frame draw:id="id8" presentation:style-name="a159" draw:name="Notizenplatzhalt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astertextformat bearbeiten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Zweite Ebene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ußzeilenplatzhalt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9.10.2020</text:date></text:span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9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astertextformat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9.10.2020</text:date></text:span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Kopfzeilenplatzhalt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umsplatzhalt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9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Folienbildplatzhalter 3">
          <svg:title/>
          <svg:desc/>
        </draw:page-thumbnail>
        <draw:frame draw:id="id8" presentation:style-name="a283" draw:name="Notizenplatzhalt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astertextformat bearbeiten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Zweite Ebene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ußzeilenplatzhalt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Foliennummernplatzhalt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09.10.2020</text:date></text:span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9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Folienbildplatzhalter 3">
          <svg:title/>
          <svg:desc/>
        </draw:page-thumbnail>
        <draw:frame draw:id="id8" presentation:style-name="a367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ußzeilenplatzhalt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9.10.2020</text:date></text:span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Kopfzeilenplatzhalt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umsplatzhalt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9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Folienbildplatzhalter 3">
          <svg:title/>
          <svg:desc/>
        </draw:page-thumbnail>
        <draw:frame draw:id="id8" presentation:style-name="a411" draw:name="Notizenplatzhalt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astertextformat bearbeite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Zweite Ebene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ußzeilenplatzhalt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Foliennummernplatzhalt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9.10.2020</text:date></text:span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Kopfzeilenplatzhalt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9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astertextformat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09.10.2020</text:date></text:span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Kopfzeilenplatzhalt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umsplatzhalt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09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Folienbildplatzhalter 3">
          <svg:title/>
          <svg:desc/>
        </draw:page-thumbnail>
        <draw:frame draw:id="id8" presentation:style-name="a516" draw:name="Notizenplatzhalt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astertextformat bearbeit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Zweite Ebe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ußzeilenplatzhalt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Foliennummernplatzhalt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09.10.2020</text:date></text:span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Kopfzeilenplatzhalt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umsplatzhalt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9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Folienbildplatzhalter 3">
          <svg:title/>
          <svg:desc/>
        </draw:page-thumbnail>
        <draw:frame draw:id="id8" presentation:style-name="a567" draw:name="Notizenplatzhalt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astertextformat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09.10.2020</text:date></text:span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umsplatzhalt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09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Folienbildplatzhalter 3">
          <svg:title/>
          <svg:desc/>
        </draw:page-thumbnail>
        <draw:frame draw:id="id8" presentation:style-name="a627" draw:name="Notizenplatzhalt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astertextformat bearbeiten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Zweite Ebene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ußzeilenplatzhalt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9.10.2020</text:date></text:span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umsplatzhalt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9.10.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Folienbildplatzhalter 3">
          <svg:title/>
          <svg:desc/>
        </draw:page-thumbnail>
        <draw:frame draw:id="id8" presentation:style-name="a687" draw:name="Notizenplatzhalt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astertextformat bearbeit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Zweite Ebene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ußzeilenplatzhalt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liennummernplatzhalt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Julien Aziz</meta:initial-creator>
    <dc:creator>Julien Aziz</dc:creator>
    <meta:creation-date>2020-08-02T09:05:47Z</meta:creation-date>
    <dc:date>2020-10-09T17:46:33Z</dc:date>
    <meta:editing-cycles>65</meta:editing-cycles>
    <meta:editing-duration>PT0S</meta:editing-duration>
    <meta:document-statistic meta:paragraph-count="127" meta:word-count="192"/>
  </office:meta>
</office:document-meta>
</file>

<file path=Object 1/content.xml><?xml version="1.0" encoding="utf-8"?>
<mml:math xmlns:mml="http://www.w3.org/1998/Math/MathML" display="block">
  <mml:msub>
    <mml:mi>B</mml:mi>
    <mml:mrow>
      <mml:mi>k</mml:mi>
      <mml:mo>−</mml:mo>
      <mml:mn>1</mml:mn>
    </mml:mrow>
  </mml:msub>
</mml:math>
</file>

<file path=Object 10/content.xml><?xml version="1.0" encoding="utf-8"?>
<mml:math xmlns:mml="http://www.w3.org/1998/Math/MathML" display="block">
  <mml:mi>f</mml:mi>
  <mml:mo fence="false">(</mml:mo>
  <mml:mi>𝜃</mml:mi>
  <mml:mo>,</mml:mo>
  <mml:mi>𝜔</mml:mi>
  <mml:mo fence="false">)</mml:mo>
</mml:math>
</file>

<file path=Object 11/content.xml><?xml version="1.0" encoding="utf-8"?>
<mml:math xmlns:mml="http://www.w3.org/1998/Math/MathML" display="block">
  <mml:msubsup>
    <mml:mi>𝜽</mml:mi>
    <mml:mi>𝒌</mml:mi>
    <mml:mi>𝒆</mml:mi>
  </mml:msubsup>
</mml:math>
</file>

<file path=Object 12/content.xml><?xml version="1.0" encoding="utf-8"?>
<mml:math xmlns:mml="http://www.w3.org/1998/Math/MathML" display="block">
  <mml:msubsup>
    <mml:mi>𝝎</mml:mi>
    <mml:mi>𝒌</mml:mi>
    <mml:mi>𝒆</mml:mi>
  </mml:msubsup>
</mml:math>
</file>

<file path=Object 13/content.xml><?xml version="1.0" encoding="utf-8"?>
<mml:math xmlns:mml="http://www.w3.org/1998/Math/MathML" display="block">
  <mml:msub>
    <mml:mi>u</mml:mi>
    <mml:mi>k</mml:mi>
  </mml:msub>
</mml:math>
</file>

<file path=Object 14/content.xml><?xml version="1.0" encoding="utf-8"?>
<mml:math xmlns:mml="http://www.w3.org/1998/Math/MathML" display="block">
  <mml:mi>u</mml:mi>
</mml:math>
</file>

<file path=Object 15/content.xml><?xml version="1.0" encoding="utf-8"?>
<mml:math xmlns:mml="http://www.w3.org/1998/Math/MathML" display="block">
  <mml:mi>𝜃</mml:mi>
</mml:math>
</file>

<file path=Object 16/content.xml><?xml version="1.0" encoding="utf-8"?>
<mml:math xmlns:mml="http://www.w3.org/1998/Math/MathML" display="block">
  <mml:mi>𝜔</mml:mi>
</mml:math>
</file>

<file path=Object 17/content.xml><?xml version="1.0" encoding="utf-8"?>
<mml:math xmlns:mml="http://www.w3.org/1998/Math/MathML" display="block">
  <mml:msub>
    <mml:mi>b</mml:mi>
    <mml:mi>x</mml:mi>
  </mml:msub>
</mml:math>
</file>

<file path=Object 18/content.xml><?xml version="1.0" encoding="utf-8"?>
<mml:math xmlns:mml="http://www.w3.org/1998/Math/MathML" display="block">
  <mml:msub>
    <mml:mi>b</mml:mi>
    <mml:mi>y</mml:mi>
  </mml:msub>
</mml:math>
</file>

<file path=Object 19/content.xml><?xml version="1.0" encoding="utf-8"?>
<mml:math xmlns:mml="http://www.w3.org/1998/Math/MathML" display="block">
  <mml:msub>
    <mml:mi>𝜃</mml:mi>
    <mml:mi>s</mml:mi>
  </mml:msub>
</mml:math>
</file>

<file path=Object 2/content.xml><?xml version="1.0" encoding="utf-8"?>
<mml:math xmlns:mml="http://www.w3.org/1998/Math/MathML" display="block">
  <mml:msub>
    <mml:mi>A</mml:mi>
    <mml:mrow>
      <mml:mi>k</mml:mi>
      <mml:mo>−</mml:mo>
      <mml:mn>1</mml:mn>
    </mml:mrow>
  </mml:msub>
</mml:math>
</file>

<file path=Object 20/content.xml><?xml version="1.0" encoding="utf-8"?>
<mml:math xmlns:mml="http://www.w3.org/1998/Math/MathML" display="block">
  <mml:msub>
    <mml:mi>r</mml:mi>
    <mml:mi>s</mml:mi>
  </mml:msub>
</mml:math>
</file>

<file path=Object 21/content.xml><?xml version="1.0" encoding="utf-8"?>
<mml:math xmlns:mml="http://www.w3.org/1998/Math/MathML" display="block">
  <mml:msub>
    <mml:mi>x</mml:mi>
    <mml:mi>s</mml:mi>
  </mml:msub>
</mml:math>
</file>

<file path=Object 22/content.xml><?xml version="1.0" encoding="utf-8"?>
<mml:math xmlns:mml="http://www.w3.org/1998/Math/MathML" display="block">
  <mml:msub>
    <mml:mi>y</mml:mi>
    <mml:mi>s</mml:mi>
  </mml:msub>
</mml:math>
</file>

<file path=Object 23/content.xml><?xml version="1.0" encoding="utf-8"?>
<mml:math xmlns:mml="http://www.w3.org/1998/Math/MathML" display="block">
  <mml:msub>
    <mml:mi>b</mml:mi>
    <mml:mi>x</mml:mi>
  </mml:msub>
</mml:math>
</file>

<file path=Object 24/content.xml><?xml version="1.0" encoding="utf-8"?>
<mml:math xmlns:mml="http://www.w3.org/1998/Math/MathML" display="block">
  <mml:msub>
    <mml:mi>b</mml:mi>
    <mml:mi>y</mml:mi>
  </mml:msub>
</mml:math>
</file>

<file path=Object 25/content.xml><?xml version="1.0" encoding="utf-8"?>
<mml:math xmlns:mml="http://www.w3.org/1998/Math/MathML" display="block">
  <mml:msub>
    <mml:mi>𝜃</mml:mi>
    <mml:mrow>
      <mml:msub>
        <mml:mi>s</mml:mi>
        <mml:mi>c</mml:mi>
      </mml:msub>
    </mml:mrow>
  </mml:msub>
</mml:math>
</file>

<file path=Object 26/content.xml><?xml version="1.0" encoding="utf-8"?>
<mml:math xmlns:mml="http://www.w3.org/1998/Math/MathML" display="block">
  <mml:msub>
    <mml:mi>r</mml:mi>
    <mml:mrow>
      <mml:msub>
        <mml:mi>s</mml:mi>
        <mml:mi>c</mml:mi>
      </mml:msub>
    </mml:mrow>
  </mml:msub>
</mml:math>
</file>

<file path=Object 27/content.xml><?xml version="1.0" encoding="utf-8"?>
<mml:math xmlns:mml="http://www.w3.org/1998/Math/MathML" display="block">
  <mml:msub>
    <mml:mi>b</mml:mi>
    <mml:mi>x</mml:mi>
  </mml:msub>
</mml:math>
</file>

<file path=Object 28/content.xml><?xml version="1.0" encoding="utf-8"?>
<mml:math xmlns:mml="http://www.w3.org/1998/Math/MathML" display="block">
  <mml:msub>
    <mml:mi>b</mml:mi>
    <mml:mi>y</mml:mi>
  </mml:msub>
</mml:math>
</file>

<file path=Object 29/content.xml><?xml version="1.0" encoding="utf-8"?>
<mml:math xmlns:mml="http://www.w3.org/1998/Math/MathML" display="block">
  <mml:msub>
    <mml:mi>r</mml:mi>
    <mml:mrow>
      <mml:msub>
        <mml:mi>s</mml:mi>
        <mml:mi>o</mml:mi>
      </mml:msub>
    </mml:mrow>
  </mml:msub>
</mml:math>
</file>

<file path=Object 3/content.xml><?xml version="1.0" encoding="utf-8"?>
<mml:math xmlns:mml="http://www.w3.org/1998/Math/MathML" display="block">
  <mml:msub>
    <mml:mrow>
      <mml:munder accentunder="false">
        <mml:mi>u</mml:mi>
        <mml:mo stretchy="true">_</mml:mo>
      </mml:munder>
    </mml:mrow>
    <mml:mrow>
      <mml:mi mathvariant="normal">k</mml:mi>
      <mml:mo>−</mml:mo>
      <mml:mn>1</mml:mn>
    </mml:mrow>
  </mml:msub>
</mml:math>
</file>

<file path=Object 30/content.xml><?xml version="1.0" encoding="utf-8"?>
<mml:math xmlns:mml="http://www.w3.org/1998/Math/MathML" display="block">
  <mml:msub>
    <mml:mi>𝜃</mml:mi>
    <mml:mrow>
      <mml:msub>
        <mml:mi>s</mml:mi>
        <mml:mi>o</mml:mi>
      </mml:msub>
    </mml:mrow>
  </mml:msub>
  <mml:mo>−</mml:mo>
  <mml:mn>180</mml:mn>
</mml:math>
</file>

<file path=Object 31/content.xml><?xml version="1.0" encoding="utf-8"?>
<mml:math xmlns:mml="http://www.w3.org/1998/Math/MathML" display="block">
  <mml:msub>
    <mml:mi>b</mml:mi>
    <mml:mi>x</mml:mi>
  </mml:msub>
</mml:math>
</file>

<file path=Object 32/content.xml><?xml version="1.0" encoding="utf-8"?>
<mml:math xmlns:mml="http://www.w3.org/1998/Math/MathML" display="block">
  <mml:msub>
    <mml:mi>b</mml:mi>
    <mml:mi>y</mml:mi>
  </mml:msub>
</mml:math>
</file>

<file path=Object 33/content.xml><?xml version="1.0" encoding="utf-8"?>
<mml:math xmlns:mml="http://www.w3.org/1998/Math/MathML" display="block">
  <mml:mo>‼</mml:mo>
  <mml:mo>−</mml:mo>
  <mml:mn>𝟓</mml:mn>
  <mml:mi>𝒎</mml:mi>
  <mml:mi>𝒎</mml:mi>
</mml:math>
</file>

<file path=Object 34/content.xml><?xml version="1.0" encoding="utf-8"?>
<mml:math xmlns:mml="http://www.w3.org/1998/Math/MathML" display="block">
  <mml:mo>‼</mml:mo>
  <mml:mo>+</mml:mo>
  <mml:mn>𝟓</mml:mn>
  <mml:mi>𝒎</mml:mi>
  <mml:mi>𝒎</mml:mi>
</mml:math>
</file>

<file path=Object 35/content.xml><?xml version="1.0" encoding="utf-8"?>
<mml:math xmlns:mml="http://www.w3.org/1998/Math/MathML" display="block">
  <mml:msub>
    <mml:mi>b</mml:mi>
    <mml:mi>x</mml:mi>
  </mml:msub>
</mml:math>
</file>

<file path=Object 36/content.xml><?xml version="1.0" encoding="utf-8"?>
<mml:math xmlns:mml="http://www.w3.org/1998/Math/MathML" display="block">
  <mml:msub>
    <mml:mi>b</mml:mi>
    <mml:mi>y</mml:mi>
  </mml:msub>
</mml:math>
</file>

<file path=Object 37/content.xml><?xml version="1.0" encoding="utf-8"?>
<mml:math xmlns:mml="http://www.w3.org/1998/Math/MathML" display="block">
  <mml:msub>
    <mml:mi>b</mml:mi>
    <mml:mi>x</mml:mi>
  </mml:msub>
</mml:math>
</file>

<file path=Object 38/content.xml><?xml version="1.0" encoding="utf-8"?>
<mml:math xmlns:mml="http://www.w3.org/1998/Math/MathML" display="block">
  <mml:msub>
    <mml:mi>b</mml:mi>
    <mml:mi>y</mml:mi>
  </mml:msub>
</mml:math>
</file>

<file path=Object 39/content.xml><?xml version="1.0" encoding="utf-8"?>
<mml:math xmlns:mml="http://www.w3.org/1998/Math/MathML" display="block">
  <mml:mo>−</mml:mo>
  <mml:mn>𝟓</mml:mn>
  <mml:mi>𝒎</mml:mi>
  <mml:mi>𝒎</mml:mi>
</mml:math>
</file>

<file path=Object 4/content.xml><?xml version="1.0" encoding="utf-8"?>
<mml:math xmlns:mml="http://www.w3.org/1998/Math/MathML" display="block">
  <mml:msub>
    <mml:mrow>
      <mml:munder accentunder="false">
        <mml:mi>y</mml:mi>
        <mml:mo stretchy="true">_</mml:mo>
      </mml:munder>
    </mml:mrow>
    <mml:mi>k</mml:mi>
  </mml:msub>
</mml:math>
</file>

<file path=Object 40/content.xml><?xml version="1.0" encoding="utf-8"?>
<mml:math xmlns:mml="http://www.w3.org/1998/Math/MathML" display="block">
  <mml:mo>+</mml:mo>
  <mml:mn>𝟓</mml:mn>
  <mml:mi>𝒎</mml:mi>
  <mml:mi>𝒎</mml:mi>
</mml:math>
</file>

<file path=Object 41/content.xml><?xml version="1.0" encoding="utf-8"?>
<mml:math xmlns:mml="http://www.w3.org/1998/Math/MathML" display="block">
  <mml:mo>−</mml:mo>
  <mml:mn>𝟓</mml:mn>
  <mml:mi>𝒎</mml:mi>
  <mml:mi>𝒎</mml:mi>
</mml:math>
</file>

<file path=Object 42/content.xml><?xml version="1.0" encoding="utf-8"?>
<mml:math xmlns:mml="http://www.w3.org/1998/Math/MathML" display="block">
  <mml:mo>−</mml:mo>
  <mml:mn>𝟓</mml:mn>
  <mml:mi>𝒎</mml:mi>
  <mml:mi>𝒎</mml:mi>
</mml:math>
</file>

<file path=Object 43/content.xml><?xml version="1.0" encoding="utf-8"?>
<mml:math xmlns:mml="http://www.w3.org/1998/Math/MathML" display="block">
  <mml:mo>+</mml:mo>
  <mml:mn>𝟓</mml:mn>
  <mml:mi>𝒎</mml:mi>
  <mml:mi>𝒎</mml:mi>
</mml:math>
</file>

<file path=Object 44/content.xml><?xml version="1.0" encoding="utf-8"?>
<mml:math xmlns:mml="http://www.w3.org/1998/Math/MathML" display="block">
  <mml:mn>𝟓</mml:mn>
  <mml:mi>𝒎</mml:mi>
  <mml:mi>𝒎</mml:mi>
</mml:math>
</file>

<file path=Object 45/content.xml><?xml version="1.0" encoding="utf-8"?>
<mml:math xmlns:mml="http://www.w3.org/1998/Math/MathML" display="block">
  <mml:msub>
    <mml:mi>b</mml:mi>
    <mml:mi>x</mml:mi>
  </mml:msub>
</mml:math>
</file>

<file path=Object 46/content.xml><?xml version="1.0" encoding="utf-8"?>
<mml:math xmlns:mml="http://www.w3.org/1998/Math/MathML" display="block">
  <mml:mo>∆</mml:mo>
  <mml:mi>T</mml:mi>
</mml:math>
</file>

<file path=Object 47/content.xml><?xml version="1.0" encoding="utf-8"?>
<mml:math xmlns:mml="http://www.w3.org/1998/Math/MathML" display="block">
  <mml:mfenced>
    <mml:mrow>
      <mml:mtable>
        <mml:mtr>
          <mml:mtd>
            <mml:maligngroup/>
            <mml:malignmark/>
            <mml:msub>
              <mml:mi>𝜃</mml:mi>
              <mml:mn>1</mml:mn>
            </mml:msub>
          </mml:mtd>
        </mml:mtr>
        <mml:mtr>
          <mml:mtd>
            <mml:maligngroup/>
            <mml:malignmark/>
            <mml:msub>
              <mml:mi>𝜃</mml:mi>
              <mml:mn>2</mml:mn>
            </mml:msub>
          </mml:mtd>
        </mml:mtr>
        <mml:mtr>
          <mml:mtd>
            <mml:maligngroup/>
            <mml:malignmark/>
            <mml:msub>
              <mml:mi>𝜃</mml:mi>
              <mml:mn>3</mml:mn>
            </mml:msub>
          </mml:mtd>
        </mml:mtr>
        <mml:mtr>
          <mml:mtd>
            <mml:maligngroup/>
            <mml:malignmark/>
            <mml:msub>
              <mml:mi>𝜃</mml:mi>
              <mml:mn>4</mml:mn>
            </mml:msub>
          </mml:mtd>
        </mml:mtr>
        <mml:mtr>
          <mml:mtd>
            <mml:maligngroup/>
            <mml:malignmark/>
            <mml:mo>⋮</mml:mo>
          </mml:mtd>
        </mml:mtr>
      </mml:mtable>
    </mml:mrow>
  </mml:mfenced>
</mml:math>
</file>

<file path=Object 48/content.xml><?xml version="1.0" encoding="utf-8"?>
<mml:math xmlns:mml="http://www.w3.org/1998/Math/MathML" display="block">
  <mml:msub>
    <mml:mi>f</mml:mi>
    <mml:mrow>
      <mml:mn>50</mml:mn>
      <mml:mi>R</mml:mi>
      <mml:mi>P</mml:mi>
      <mml:mi>M</mml:mi>
    </mml:mrow>
  </mml:msub>
</mml:math>
</file>

<file path=Object 49/content.xml><?xml version="1.0" encoding="utf-8"?>
<mml:math xmlns:mml="http://www.w3.org/1998/Math/MathML" display="block">
  <mml:msub>
    <mml:mi>f</mml:mi>
    <mml:mrow>
      <mml:mn>1000</mml:mn>
      <mml:mi>R</mml:mi>
      <mml:mi>P</mml:mi>
      <mml:mi>M</mml:mi>
    </mml:mrow>
  </mml:msub>
</mml:math>
</file>

<file path=Object 5/content.xml><?xml version="1.0" encoding="utf-8"?>
<mml:math xmlns:mml="http://www.w3.org/1998/Math/MathML" display="block">
  <mml:msubsup>
    <mml:mrow>
      <mml:munder accentunder="false">
        <mml:mi>x</mml:mi>
        <mml:mo stretchy="true">_</mml:mo>
      </mml:munder>
    </mml:mrow>
    <mml:mi>k</mml:mi>
    <mml:mi>p</mml:mi>
  </mml:msubsup>
</mml:math>
</file>

<file path=Object 50/content.xml><?xml version="1.0" encoding="utf-8"?>
<mml:math xmlns:mml="http://www.w3.org/1998/Math/MathML" display="block">
  <mml:mfenced>
    <mml:mrow>
      <mml:mtable>
        <mml:mtr>
          <mml:mtd>
            <mml:maligngroup/>
            <mml:malignmark/>
            <mml:msub>
              <mml:mi>y</mml:mi>
              <mml:mn>1</mml:mn>
            </mml:msub>
          </mml:mtd>
        </mml:mtr>
        <mml:mtr>
          <mml:mtd>
            <mml:maligngroup/>
            <mml:malignmark/>
            <mml:msub>
              <mml:mi>y</mml:mi>
              <mml:mn>2</mml:mn>
            </mml:msub>
          </mml:mtd>
        </mml:mtr>
        <mml:mtr>
          <mml:mtd>
            <mml:maligngroup/>
            <mml:malignmark/>
            <mml:msub>
              <mml:mi>y</mml:mi>
              <mml:mn>3</mml:mn>
            </mml:msub>
          </mml:mtd>
        </mml:mtr>
        <mml:mtr>
          <mml:mtd>
            <mml:maligngroup/>
            <mml:malignmark/>
            <mml:msub>
              <mml:mi>y</mml:mi>
              <mml:mn>4</mml:mn>
            </mml:msub>
          </mml:mtd>
        </mml:mtr>
        <mml:mtr>
          <mml:mtd>
            <mml:maligngroup/>
            <mml:malignmark/>
            <mml:mo> </mml:mo>
            <mml:mo>⋮</mml:mo>
          </mml:mtd>
        </mml:mtr>
      </mml:mtable>
    </mml:mrow>
  </mml:mfenced>
</mml:math>
</file>

<file path=Object 51/content.xml><?xml version="1.0" encoding="utf-8"?>
<mml:math xmlns:mml="http://www.w3.org/1998/Math/MathML" display="block">
  <mml:mfenced>
    <mml:mrow>
      <mml:mtable>
        <mml:mtr>
          <mml:mtd>
            <mml:maligngroup/>
            <mml:malignmark/>
            <mml:msub>
              <mml:mi>u</mml:mi>
              <mml:mn>1</mml:mn>
            </mml:msub>
          </mml:mtd>
        </mml:mtr>
        <mml:mtr>
          <mml:mtd>
            <mml:maligngroup/>
            <mml:malignmark/>
            <mml:msub>
              <mml:mi>u</mml:mi>
              <mml:mn>2</mml:mn>
            </mml:msub>
          </mml:mtd>
        </mml:mtr>
        <mml:mtr>
          <mml:mtd>
            <mml:maligngroup/>
            <mml:malignmark/>
            <mml:msub>
              <mml:mi>u</mml:mi>
              <mml:mn>3</mml:mn>
            </mml:msub>
          </mml:mtd>
        </mml:mtr>
        <mml:mtr>
          <mml:mtd>
            <mml:maligngroup/>
            <mml:malignmark/>
            <mml:msub>
              <mml:mi>u</mml:mi>
              <mml:mn>4</mml:mn>
            </mml:msub>
          </mml:mtd>
        </mml:mtr>
        <mml:mtr>
          <mml:mtd>
            <mml:maligngroup/>
            <mml:malignmark/>
            <mml:mo> </mml:mo>
            <mml:mo>⋮</mml:mo>
          </mml:mtd>
        </mml:mtr>
      </mml:mtable>
    </mml:mrow>
  </mml:mfenced>
</mml:math>
</file>

<file path=Object 52/content.xml><?xml version="1.0" encoding="utf-8"?>
<mml:math xmlns:mml="http://www.w3.org/1998/Math/MathML" display="block">
  <mml:mfenced>
    <mml:mrow>
      <mml:mtable>
        <mml:mtr>
          <mml:mtd>
            <mml:maligngroup/>
            <mml:malignmark/>
            <mml:msub>
              <mml:mrow>
                <mml:mfenced>
                  <mml:mrow>
                    <mml:mi>u</mml:mi>
                    <mml:mo>,</mml:mo>
                    <mml:mi>y</mml:mi>
                  </mml:mrow>
                </mml:mfenced>
              </mml:mrow>
              <mml:mn>1</mml:mn>
            </mml:msub>
          </mml:mtd>
        </mml:mtr>
        <mml:mtr>
          <mml:mtd>
            <mml:maligngroup/>
            <mml:malignmark/>
            <mml:msub>
              <mml:mrow>
                <mml:mfenced>
                  <mml:mrow>
                    <mml:mi>u</mml:mi>
                    <mml:mo>,</mml:mo>
                    <mml:mi>y</mml:mi>
                  </mml:mrow>
                </mml:mfenced>
              </mml:mrow>
              <mml:mn>2</mml:mn>
            </mml:msub>
          </mml:mtd>
        </mml:mtr>
        <mml:mtr>
          <mml:mtd>
            <mml:maligngroup/>
            <mml:malignmark/>
            <mml:msub>
              <mml:mrow>
                <mml:mfenced>
                  <mml:mrow>
                    <mml:mi>u</mml:mi>
                    <mml:mo>,</mml:mo>
                    <mml:mi>y</mml:mi>
                  </mml:mrow>
                </mml:mfenced>
              </mml:mrow>
              <mml:mn>3</mml:mn>
            </mml:msub>
          </mml:mtd>
        </mml:mtr>
        <mml:mtr>
          <mml:mtd>
            <mml:maligngroup/>
            <mml:malignmark/>
            <mml:msub>
              <mml:mrow>
                <mml:mfenced>
                  <mml:mrow>
                    <mml:mi>u</mml:mi>
                    <mml:mo>,</mml:mo>
                    <mml:mi>y</mml:mi>
                  </mml:mrow>
                </mml:mfenced>
              </mml:mrow>
              <mml:mn>4</mml:mn>
            </mml:msub>
          </mml:mtd>
        </mml:mtr>
        <mml:mtr>
          <mml:mtd>
            <mml:maligngroup/>
            <mml:malignmark/>
            <mml:mo> </mml:mo>
            <mml:mo> </mml:mo>
            <mml:mo> </mml:mo>
            <mml:mo> </mml:mo>
            <mml:mo> </mml:mo>
            <mml:mo>⋮</mml:mo>
          </mml:mtd>
        </mml:mtr>
      </mml:mtable>
    </mml:mrow>
  </mml:mfenced>
</mml:math>
</file>

<file path=Object 53/content.xml><?xml version="1.0" encoding="utf-8"?>
<mml:math xmlns:mml="http://www.w3.org/1998/Math/MathML" display="block">
  <mml:msub>
    <mml:mrow>
      <mml:mo> </mml:mo>
      <mml:mi>𝜔</mml:mi>
    </mml:mrow>
    <mml:mrow>
      <mml:mfenced open="{" close="}">
        <mml:mrow>
          <mml:mn>1000</mml:mn>
        </mml:mrow>
      </mml:mfenced>
    </mml:mrow>
  </mml:msub>
</mml:math>
</file>

<file path=Object 54/content.xml><?xml version="1.0" encoding="utf-8"?>
<mml:math xmlns:mml="http://www.w3.org/1998/Math/MathML" display="block">
  <mml:mi>x</mml:mi>
  <mml:mo fence="false">(</mml:mo>
  <mml:mi>t</mml:mi>
  <mml:mo fence="false">)</mml:mo>
</mml:math>
</file>

<file path=Object 55/content.xml><?xml version="1.0" encoding="utf-8"?>
<mml:math xmlns:mml="http://www.w3.org/1998/Math/MathML" display="block">
  <mml:mo fence="false">(</mml:mo>
  <mml:mi>t</mml:mi>
  <mml:mo fence="false">)</mml:mo>
</mml:math>
</file>

<file path=Object 56/content.xml><?xml version="1.0" encoding="utf-8"?>
<mml:math xmlns:mml="http://www.w3.org/1998/Math/MathML" display="block">
  <mml:mi>h</mml:mi>
  <mml:mo fence="false">(</mml:mo>
  <mml:mi>t</mml:mi>
  <mml:mo fence="false">)</mml:mo>
</mml:math>
</file>

<file path=Object 57/content.xml><?xml version="1.0" encoding="utf-8"?>
<mml:math xmlns:mml="http://www.w3.org/1998/Math/MathML" display="block">
  <mml:mfenced open="[" close="]">
    <mml:mrow>
      <mml:mtable>
        <mml:mtr>
          <mml:mtd>
            <mml:maligngroup/>
            <mml:malignmark/>
            <mml:msubsup>
              <mml:mi>𝜃</mml:mi>
              <mml:mi>k</mml:mi>
              <mml:mi>e</mml:mi>
            </mml:msubsup>
          </mml:mtd>
        </mml:mtr>
        <mml:mtr>
          <mml:mtd>
            <mml:maligngroup/>
            <mml:malignmark/>
            <mml:msubsup>
              <mml:mi>𝜔</mml:mi>
              <mml:mi>k</mml:mi>
              <mml:mi>e</mml:mi>
            </mml:msubsup>
          </mml:mtd>
        </mml:mtr>
      </mml:mtable>
    </mml:mrow>
  </mml:mfenced>
</mml:math>
</file>

<file path=Object 58/content.xml><?xml version="1.0" encoding="utf-8"?>
<mml:math xmlns:mml="http://www.w3.org/1998/Math/MathML" display="block">
  <mml:mfenced open="[" close="]">
    <mml:mrow>
      <mml:mtable>
        <mml:mtr>
          <mml:mtd>
            <mml:maligngroup/>
            <mml:malignmark/>
            <mml:msubsup>
              <mml:mi>𝜃</mml:mi>
              <mml:mrow>
                <mml:mi>k</mml:mi>
                <mml:mo>−</mml:mo>
                <mml:mn>1</mml:mn>
              </mml:mrow>
              <mml:mi>e</mml:mi>
            </mml:msubsup>
          </mml:mtd>
        </mml:mtr>
        <mml:mtr>
          <mml:mtd>
            <mml:maligngroup/>
            <mml:malignmark/>
            <mml:msubsup>
              <mml:mi>𝜔</mml:mi>
              <mml:mrow>
                <mml:mi>k</mml:mi>
                <mml:mo>−</mml:mo>
                <mml:mn>1</mml:mn>
              </mml:mrow>
              <mml:mi>e</mml:mi>
            </mml:msubsup>
          </mml:mtd>
        </mml:mtr>
      </mml:mtable>
    </mml:mrow>
  </mml:mfenced>
</mml:math>
</file>

<file path=Object 59/content.xml><?xml version="1.0" encoding="utf-8"?>
<mml:math xmlns:mml="http://www.w3.org/1998/Math/MathML" display="block">
  <mml:msub>
    <mml:mi>v</mml:mi>
    <mml:mi>k</mml:mi>
  </mml:msub>
</mml:math>
</file>

<file path=Object 6/content.xml><?xml version="1.0" encoding="utf-8"?>
<mml:math xmlns:mml="http://www.w3.org/1998/Math/MathML" display="block">
  <mml:msub>
    <mml:mi>K</mml:mi>
    <mml:mi>k</mml:mi>
  </mml:msub>
</mml:math>
</file>

<file path=Object 7/content.xml><?xml version="1.0" encoding="utf-8"?>
<mml:math xmlns:mml="http://www.w3.org/1998/Math/MathML" display="block">
  <mml:msub>
    <mml:mrow>
      <mml:mi>I</mml:mi>
      <mml:mo>−</mml:mo>
      <mml:mi>K</mml:mi>
    </mml:mrow>
    <mml:mi>k</mml:mi>
  </mml:msub>
  <mml:msub>
    <mml:mi>H</mml:mi>
    <mml:mi>k</mml:mi>
  </mml:msub>
</mml:math>
</file>

<file path=Object 8/content.xml><?xml version="1.0" encoding="utf-8"?>
<mml:math xmlns:mml="http://www.w3.org/1998/Math/MathML" display="block">
  <mml:msubsup>
    <mml:mrow>
      <mml:munder accentunder="false">
        <mml:mi>x</mml:mi>
        <mml:mo stretchy="true">_</mml:mo>
      </mml:munder>
    </mml:mrow>
    <mml:mi>k</mml:mi>
    <mml:mi>e</mml:mi>
  </mml:msubsup>
</mml:math>
</file>

<file path=Object 9/content.xml><?xml version="1.0" encoding="utf-8"?>
<mml:math xmlns:mml="http://www.w3.org/1998/Math/MathML" display="block">
  <mml:mi>𝜃</mml:mi>
</mml:math>
</file>